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2.091in" style:rel-column-width="18724*"/>
    </style:style>
    <style:style style:name="Table1.B" style:family="table-column">
      <style:table-column-properties style:column-width="5.2278in" style:rel-column-width="46810*"/>
    </style:style>
    <style:style style:name="Table1.1" style:family="table-row">
      <style:table-row-properties fo:background-color="#ffff33">
        <style:background-image/>
      </style:table-row-properties>
    </style:style>
    <style:style style:name="Table1.A1" style:family="table-cell">
      <style:table-cell-properties style:vertical-align="middle" fo:padding="0.0299in" fo:border-left="0.0139in solid #000000" fo:border-right="none" fo:border-top="0.0139in solid #000000" fo:border-bottom="0.0139in solid #000000"/>
    </style:style>
    <style:style style:name="Table1.B1" style:family="table-cell">
      <style:table-cell-properties style:vertical-align="middle" fo:padding="0.0299in" fo:border="0.0139in solid #000000"/>
    </style:style>
    <style:style style:name="Table1.A2" style:family="table-cell">
      <style:table-cell-properties style:vertical-align="middle" fo:padding="0.0299in" fo:border-left="0.0139in solid #000000" fo:border-right="none" fo:border-top="none" fo:border-bottom="0.0139in solid #000000"/>
    </style:style>
    <style:style style:name="Table1.B2" style:family="table-cell">
      <style:table-cell-properties style:vertical-align="middle" fo:padding="0.0299in" fo:border-left="0.0139in solid #000000" fo:border-right="0.0139in solid #000000" fo:border-top="none" fo:border-bottom="0.0139in solid #000000"/>
    </style:style>
    <style:style style:name="Table1.26" style:family="table-row">
      <style:table-row-properties fo:background-color="#ffffcc">
        <style:background-image/>
      </style:table-row-properties>
    </style:style>
    <style:style style:name="Table1.37" style:family="table-row">
      <style:table-row-properties fo:background-color="#ffcc00">
        <style:background-image/>
      </style:table-row-properties>
    </style:style>
    <style:style style:name="Table1.131" style:family="table-row">
      <style:table-row-properties fo:background-color="#ffff99">
        <style:background-image/>
      </style:table-row-properties>
    </style:style>
    <style:style style:name="P1" style:family="paragraph" style:parent-style-name="Text_20_body" style:master-page-name="HTML"/>
    <style:style style:name="P2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Sect1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jpl6"/><text:span text:style-name="T1">fastNLO v2.0 tableformat</text:span><text:bookmark text:name="e_bm"/><text:line-break/><text:bookmark text:name="v.gd"/><text:line-break/>Proposal for an ultra-flexible format to store any fastNLO-like table in x-space.<text:bookmark text:name="ysu3"/><text:bookmark text:name="ye2u"/></text:p>
      <text:section text:style-name="Sect1" text:name="bef2">
        <text:p text:style-name="P2"><text:bookmark text:name="nq1p"/><text:bookmark text:name="tl76"/><text:bookmark text:name="jif2"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text:bookmark text:name="e32e"/>1234567890<text:bookmark text:name="jp24"/><text:bookmark text:name="p400"/></text:p>
            </table:table-cell>
            <table:table-cell table:style-name="Table1.B1" office:value-type="string">
              <text:p text:style-name="Table_20_Contents">Block A1 - fastNLO version (blocks A1 &amp; A2 together are the "table header" <text:bookmark text:name="x.1q"/><text:bookmark text:name="c6hq"/></text:p>
            </table:table-cell>
          </table:table-row>
          <table:table-row>
            <table:table-cell table:style-name="Table1.A2" office:value-type="string">
              <text:p text:style-name="Table_20_Contents">Itabversion<text:bookmark text:name="d_lw"/><text:bookmark text:name="jf20"/></text:p>
            </table:table-cell>
            <table:table-cell table:style-name="Table1.B2" office:value-type="string">
              <text:p text:style-name="Table_20_Contents">int: table version No. * 10000 (v1.5 -&gt; 15000)<text:bookmark text:name="yjja"/><text:bookmark text:name="ahc5"/><text:bookmark text:name="r0y5"/></text:p>
            </table:table-cell>
          </table:table-row>
          <table:table-row>
            <table:table-cell table:style-name="Table1.A2" office:value-type="string">
              <text:p text:style-name="Table_20_Contents">ScenName<text:bookmark text:name="fvsr"/><text:bookmark text:name="dk1h"/></text:p>
            </table:table-cell>
            <table:table-cell table:style-name="Table1.B2" office:value-type="string">
              <text:p text:style-name="Table_20_Contents">string: Scenario Name<text:bookmark text:name="s92j"/><text:bookmark text:name="hfv2"/><text:bookmark text:name="efms"/></text:p>
            </table:table-cell>
          </table:table-row>
          <table:table-row>
            <table:table-cell table:style-name="Table1.A2" office:value-type="string">
              <text:p text:style-name="Table_20_Contents">Ncontrib<text:bookmark text:name="x6e4"/><text:bookmark text:name="w8yv"/></text:p>
            </table:table-cell>
            <table:table-cell table:style-name="Table1.B2" office:value-type="string">
              <text:p text:style-name="Table_20_Contents">int: No. of Contributions available in this table (includes No. of multiplicative contributions, but not number of data blocks)<text:bookmark text:name="mwdo"/><text:bookmark text:name="afbg"/><text:bookmark text:name="wrks"/></text:p>
            </table:table-cell>
          </table:table-row>
          <table:table-row>
            <table:table-cell table:style-name="Table1.A2" office:value-type="string">
              <text:p text:style-name="Table_20_Contents">Nmult<text:bookmark text:name="ctye"/><text:bookmark text:name="b-g0"/></text:p>
            </table:table-cell>
            <table:table-cell table:style-name="Table1.B2" office:value-type="string">
              <text:p text:style-name="Table_20_Contents">int: No. of multiplicative contributions<text:bookmark text:name="gcz_"/><text:bookmark text:name="zuvu"/><text:bookmark text:name="erje"/></text:p>
            </table:table-cell>
          </table:table-row>
          <table:table-row>
            <table:table-cell table:style-name="Table1.A2" office:value-type="string">
              <text:p text:style-name="Table_20_Contents">Ndata<text:bookmark text:name="b3qp"/><text:bookmark text:name="ebse"/></text:p>
            </table:table-cell>
            <table:table-cell table:style-name="Table1.B2" office:value-type="string">
              <text:p text:style-name="Table_20_Contents">int: No. of data blocks (can only be 0 or 1)<text:bookmark text:name="txpf"/><text:bookmark text:name="z2.2"/><text:bookmark text:name="m3y0"/></text:p>
            </table:table-cell>
          </table:table-row>
          <table:table-row table:style-name="Table1.1">
            <table:table-cell table:style-name="Table1.A2" office:value-type="string">
              <text:p text:style-name="Table_20_Contents">1234567890<text:bookmark text:name="ap1h"/><text:bookmark text:name="qaul"/></text:p>
            </table:table-cell>
            <table:table-cell table:style-name="Table1.B2" office:value-type="string">
              <text:p text:style-name="Table_20_Contents">Block A2 - Scenario Description (blocks A1 &amp; A2 together are the "table header"<text:bookmark text:name="i05h"/><text:bookmark text:name="m4_0"/><text:bookmark text:name="knmm"/></text:p>
            </table:table-cell>
          </table:table-row>
          <table:table-row>
            <table:table-cell table:style-name="Table1.A2" office:value-type="string">
              <text:p text:style-name="Table_20_Contents">Ipublunits<text:bookmark text:name="si6y"/><text:bookmark text:name="gbzw"/></text:p>
            </table:table-cell>
            <table:table-cell table:style-name="Table1.B2" office:value-type="string">
              <text:p text:style-name="Table_20_Contents">int: negative power of ten for x-sect units in published paper<text:bookmark text:name="nze6"/><text:bookmark text:name="k3wy"/><text:bookmark text:name="u3ad"/></text:p>
            </table:table-cell>
          </table:table-row>
          <table:table-row>
            <table:table-cell table:style-name="Table1.A2" office:value-type="string">
              <text:p text:style-name="Table_20_Contents">NScDescript<text:bookmark text:name="k01u"/><text:bookmark text:name="zjm6"/></text:p>
            </table:table-cell>
            <table:table-cell table:style-name="Table1.B2" office:value-type="string">
              <text:p text:style-name="Table_20_Contents">int: No. of subsequent strings for Scenario Description (&lt;=30)<text:bookmark text:name="r3g0"/><text:bookmark text:name="ou8x"/><text:bookmark text:name="l:9d"/></text:p>
            </table:table-cell>
          </table:table-row>
          <table:table-row>
            <table:table-cell table:style-name="Table1.A2" office:value-type="string">
              <text:p text:style-name="Table_20_Contents"># for i=1,NScDescript<text:bookmark text:name="ps9s"/><text:bookmark text:name="hg.4"/></text:p>
            </table:table-cell>
            <table:table-cell table:style-name="Table1.B2" office:value-type="string">
              <text:p text:style-name="Table_20_Contents"><text:bookmark text:name="dhbw"/><text:bookmark text:name="qwj_"/><text:bookmark text:name="uoph"/></text:p>
            </table:table-cell>
          </table:table-row>
          <table:table-row>
            <table:table-cell table:style-name="Table1.A2" office:value-type="string">
              <text:p text:style-name="Table_20_Contents">  ScDescript(i)<text:bookmark text:name="bz1h"/><text:bookmark text:name="lap5"/></text:p>
            </table:table-cell>
            <table:table-cell table:style-name="Table1.B2" office:value-type="string">
              <text:p text:style-name="Table_20_Contents">string(NscDescript): strings which will be printed during the 1st call of the usercode.<text:bookmark text:name="bo:-"/><text:line-break/>Proposed format:<text:bookmark text:name="f03q"/><text:line-break/>- 1st: "dsigma_dpT_dy-(nb_GeV)"<text:bookmark text:name="e394"/><text:line-break/>- 2nd: hep-ex No. of publication<text:bookmark text:name="ffeq"/><text:line-break/>- 3rd: Collaboration<text:bookmark text:name="ax_-"/><text:line-break/>- Description of Process<text:bookmark text:name="tj1j"/><text:line-break/>- Table No. where corresponding data results are listed<text:bookmark text:name="z2q3"/><text:line-break/>- Fig. No. where corresponding data points are plotted<text:bookmark text:name="g:g7"/><text:line-break/>- e.g. jet algorithm and parameters used<text:bookmark text:name="tg9d"/><text:line-break/>- detailed cuts ...<text:bookmark text:name="wfbj"/><text:line-break/>(note: converted v1.4 tables have always exactly 3 strings)<text:bookmark text:name="y5gq"/><text:bookmark text:name="h2jo"/><text:bookmark text:name="zalq"/></text:p>
            </table:table-cell>
          </table:table-row>
          <table:table-row>
            <table:table-cell table:style-name="Table1.A2" office:value-type="string">
              <text:p text:style-name="Table_20_Contents"># endfor (i)<text:bookmark text:name="ue0p"/><text:bookmark text:name="llta"/></text:p>
            </table:table-cell>
            <table:table-cell table:style-name="Table1.B2" office:value-type="string">
              <text:p text:style-name="Table_20_Contents"><text:bookmark text:name="k4c-"/><text:bookmark text:name="y8j6"/><text:bookmark text:name="y9b7"/></text:p>
            </table:table-cell>
          </table:table-row>
          <table:table-row>
            <table:table-cell table:style-name="Table1.A2" office:value-type="string">
              <text:p text:style-name="Table_20_Contents">Ecms<text:bookmark text:name="lqw_"/><text:bookmark text:name="b3es"/></text:p>
            </table:table-cell>
            <table:table-cell table:style-name="Table1.B2" office:value-type="string">
              <text:p text:style-name="Table_20_Contents">dbl: center-of-mass energy of collider<text:bookmark text:name="u351"/><text:bookmark text:name="vb63"/><text:bookmark text:name="s0wf"/></text:p>
            </table:table-cell>
          </table:table-row>
          <table:table-row>
            <table:table-cell table:style-name="Table1.A2" office:value-type="string">
              <text:p text:style-name="Table_20_Contents">ILOord<text:bookmark text:name="x-wu"/><text:bookmark text:name="m_s6"/></text:p>
            </table:table-cell>
            <table:table-cell table:style-name="Table1.B2" office:value-type="string">
              <text:p text:style-name="Table_20_Contents">int: The order of alphas of the LO contribution<text:bookmark text:name="pabw"/><text:bookmark text:name="bfx_"/><text:bookmark text:name="gtty"/></text:p>
            </table:table-cell>
          </table:table-row>
          <table:table-row>
            <table:table-cell table:style-name="Table1.A2" office:value-type="string">
              <text:p text:style-name="Table_20_Contents">NObsBin<text:bookmark text:name="pk-i"/><text:bookmark text:name="ltp:"/></text:p>
            </table:table-cell>
            <table:table-cell table:style-name="Table1.B2" office:value-type="string">
              <text:p text:style-name="Table_20_Contents">int: total No. of Observable Bins in Scenario<text:bookmark text:name="rg0h"/><text:bookmark text:name="dvob"/><text:bookmark text:name="a5bv"/></text:p>
            </table:table-cell>
          </table:table-row>
          <table:table-row>
            <table:table-cell table:style-name="Table1.A2" office:value-type="string">
              <text:p text:style-name="Table_20_Contents">NDim<text:bookmark text:name="kigc"/><text:bookmark text:name="zoe5"/></text:p>
            </table:table-cell>
            <table:table-cell table:style-name="Table1.B2" office:value-type="string">
              <text:p text:style-name="Table_20_Contents">int: No. of Dimensions in which Observable is presented<text:bookmark text:name="ktr2"/><text:line-break/>   -&gt; e.g. for inclusive pp jets: y is dim=2, pT is dim=1<text:bookmark text:name="qpnj"/><text:line-break/>   -&gt; e.g. for DIS jets: Q2 is dim=2, pT is dim=1<text:bookmark text:name="mbsu"/><text:bookmark text:name="segc"/><text:bookmark text:name="pulz"/></text:p>
            </table:table-cell>
          </table:table-row>
          <table:table-row>
            <table:table-cell table:style-name="Table1.A2" office:value-type="string">
              <text:p text:style-name="Table_20_Contents"># for i=1,NDim<text:bookmark text:name="is6n"/><text:bookmark text:name="ggb1"/></text:p>
            </table:table-cell>
            <table:table-cell table:style-name="Table1.B2" office:value-type="string">
              <text:p text:style-name="Table_20_Contents"><text:bookmark text:name="pgxs"/><text:bookmark text:name="q3m4"/><text:bookmark text:name="etk9"/></text:p>
            </table:table-cell>
          </table:table-row>
          <table:table-row>
            <table:table-cell table:style-name="Table1.A2" office:value-type="string">
              <text:p text:style-name="Table_20_Contents">  DimLabel(i)<text:bookmark text:name="m_b9"/><text:bookmark text:name="ug_q"/></text:p>
            </table:table-cell>
            <table:table-cell table:style-name="Table1.B2" office:value-type="string">
              <text:p text:style-name="Table_20_Contents">string(NDim): Labels what the Dimensions are (30 char)<text:bookmark text:name="zs35"/><text:bookmark text:name="gx3o"/><text:bookmark text:name="y931"/></text:p>
            </table:table-cell>
          </table:table-row>
          <table:table-row>
            <table:table-cell table:style-name="Table1.A2" office:value-type="string">
              <text:p text:style-name="Table_20_Contents"># endfor(i)<text:bookmark text:name="ulff"/><text:bookmark text:name="dp1r"/></text:p>
            </table:table-cell>
            <table:table-cell table:style-name="Table1.B2" office:value-type="string">
              <text:p text:style-name="Table_20_Contents"><text:bookmark text:name="y-.v"/><text:bookmark text:name="c8zg"/><text:bookmark text:name="x82-"/></text:p>
            </table:table-cell>
          </table:table-row>
          <table:table-row>
            <table:table-cell table:style-name="Table1.A2" office:value-type="string">
              <text:p text:style-name="Table_20_Contents"># for i=1,NDim <text:bookmark text:name="w4-3"/></text:p>
            </table:table-cell>
            <table:table-cell table:style-name="Table1.B2" office:value-type="string">
              <text:p text:style-name="Table_20_Contents"><text:bookmark text:name="sbq7"/><text:bookmark text:name="mrm."/><text:bookmark text:name="rzdq"/></text:p>
            </table:table-cell>
          </table:table-row>
          <table:table-row>
            <table:table-cell table:style-name="Table1.A2" office:value-type="string">
              <text:p text:style-name="Table_20_Contents">   IDiffBin(i)<text:bookmark text:name="hvc1"/><text:bookmark text:name="oeu4"/></text:p>
            </table:table-cell>
            <table:table-cell table:style-name="Table1.B2" office:value-type="string">
              <text:p text:style-name="Table_20_Contents">int: Flag  =1 (differential distribution)  =2 (binned distribution) in i-th dimension<text:bookmark text:name="gpf4"/><text:line-break/>(do we have one bin value / or two bin boundaries?)<text:bookmark text:name="oq1t"/><text:bookmark text:name="l8lf"/><text:bookmark text:name="xxby"/></text:p>
            </table:table-cell>
          </table:table-row>
          <table:table-row>
            <table:table-cell table:style-name="Table1.A2" office:value-type="string">
              <text:p text:style-name="Table_20_Contents"># endfor <text:bookmark text:name="e6-6"/></text:p>
            </table:table-cell>
            <table:table-cell table:style-name="Table1.B2" office:value-type="string">
              <text:p text:style-name="Table_20_Contents"><text:bookmark text:name="zxf-"/><text:bookmark text:name="iu8c"/><text:bookmark text:name="e6ji"/></text:p>
            </table:table-cell>
          </table:table-row>
          <table:table-row>
            <table:table-cell table:style-name="Table1.A2" office:value-type="string">
              <text:p text:style-name="Table_20_Contents">## for i=1,NObsBin<text:bookmark text:name="lxsc"/><text:bookmark text:name="o4-v"/></text:p>
            </table:table-cell>
            <table:table-cell table:style-name="Table1.B2" office:value-type="string">
              <text:p text:style-name="Table_20_Contents"><text:bookmark text:name="n1nb"/><text:bookmark text:name="mxeq"/><text:bookmark text:name="n2r2"/></text:p>
            </table:table-cell>
          </table:table-row>
          <table:table-row>
            <table:table-cell table:style-name="Table1.A2" office:value-type="string">
              <text:p text:style-name="Table_20_Contents"># for j=1,NDim<text:bookmark text:name="k6sj"/><text:bookmark text:name="nfxd"/></text:p>
            </table:table-cell>
            <table:table-cell table:style-name="Table1.B2" office:value-type="string">
              <text:p text:style-name="Table_20_Contents"><text:bookmark text:name="jw87"/><text:bookmark text:name="w9l4"/><text:bookmark text:name="z.i1"/></text:p>
            </table:table-cell>
          </table:table-row>
          <table:table-row>
            <table:table-cell table:style-name="Table1.A2" office:value-type="string">
              <text:p text:style-name="Table_20_Contents">  LoBin[i][j]<text:bookmark text:name="jpi9"/><text:bookmark text:name="ok45"/></text:p>
            </table:table-cell>
            <table:table-cell table:style-name="Table1.B2" office:value-type="string">
              <text:p text:style-name="Table_20_Contents">dbl: Bin Center (IDiffBin=1) or lower boundary (IDiffBin=2) in j-th dimension<text:bookmark text:name="yri1"/><text:bookmark text:name="edpf"/><text:bookmark text:name="pz.t"/></text:p>
            </table:table-cell>
          </table:table-row>
          <table:table-row table:style-name="Table1.26">
            <table:table-cell table:style-name="Table1.A2" office:value-type="string">
              <text:p text:style-name="Table_20_Contents">  *** if IDiffBin(j)=2:    UpBin[i][j]<text:bookmark text:name="b.nn"/><text:bookmark text:name="vq6z"/></text:p>
            </table:table-cell>
            <table:table-cell table:style-name="Table1.B2" office:value-type="string">
              <text:p text:style-name="Table_20_Contents">dbl: upper bin boundary in j-th dimension (if j-th dimension is binned)<text:bookmark text:name="lp72"/><text:bookmark text:name="sah7"/><text:bookmark text:name="wwo_"/></text:p>
            </table:table-cell>
          </table:table-row>
          <table:table-row>
            <table:table-cell table:style-name="Table1.A2" office:value-type="string">
              <text:p text:style-name="Table_20_Contents"># endfor(j)<text:bookmark text:name="oba2"/><text:bookmark text:name="xv6-"/></text:p>
            </table:table-cell>
            <table:table-cell table:style-name="Table1.B2" office:value-type="string">
              <text:p text:style-name="Table_20_Contents"><text:bookmark text:name="pdjf"/><text:bookmark text:name="puyt"/><text:bookmark text:name="os-n"/></text:p>
            </table:table-cell>
          </table:table-row>
          <table:table-row>
            <table:table-cell table:style-name="Table1.A2" office:value-type="string">
              <text:p text:style-name="Table_20_Contents">## endfor(i)<text:bookmark text:name="rv4b"/><text:bookmark text:name="q66m"/></text:p>
            </table:table-cell>
            <table:table-cell table:style-name="Table1.B2" office:value-type="string">
              <text:p text:style-name="Table_20_Contents"><text:bookmark text:name="qkzb"/><text:bookmark text:name="rm4f"/><text:bookmark text:name="s2vu"/></text:p>
            </table:table-cell>
          </table:table-row>
          <table:table-row>
            <table:table-cell table:style-name="Table1.A2" office:value-type="string">
              <text:p text:style-name="Table_20_Contents">INormFlag<text:bookmark text:name="j0-0"/><text:bookmark text:name="xb2u"/></text:p>
            </table:table-cell>
            <table:table-cell table:style-name="Table1.B2" office:value-type="string">
              <text:p text:style-name="Table_20_Contents">int: normalization flag<text:bookmark text:name="kakm"/><text:line-break/>=0: the results from this table are the final cross sections<text:bookmark text:name="dtth"/><text:line-break/>&gt;0: the results from this table should be normalized<text:bookmark text:name="u21y"/><text:line-break/>   =1: each distribution (in highest dim.) is normalized by its own integral (or, more general: by a sum of contiguous bins from the same table)<text:bookmark text:name="ym::"/><text:line-break/>   =2: each distribution is normalized by a single external value - or by a sum of contiguous bins<text:bookmark text:name="ud8n"/><text:line-break/>   =3: each distribution is normalized bin-by-bin by a second distribution - or by a sum of contiguous bins<text:bookmark text:name="vziv"/><text:line-break/>   =-1: result from this table is already a denominator to normalize another table<text:bookmark text:name="v2_h"/><text:line-break/>For INormFlag=2 or =3: a second instance of the usercode will be called to compute the denominator<text:bookmark text:name="nr_4"/><text:line-break/>For INormFlag=-1 one could include additional cross checks to avoid nonsense<text:bookmark text:name="l_dc"/><text:bookmark text:name="y7iv"/><text:bookmark text:name="biu_"/></text:p>
            </table:table-cell>
          </table:table-row>
          <table:table-row table:style-name="Table1.26">
            <table:table-cell table:style-name="Table1.A2" office:value-type="string">
              <text:p text:style-name="Table_20_Contents">*** If INormFlag=2 or =3: DenomTable <text:bookmark text:name="bq85"/></text:p>
            </table:table-cell>
            <table:table-cell table:style-name="Table1.B2" office:value-type="string">
              <text:p text:style-name="Table_20_Contents">string: Name of 2nd Table which includes calculation for Denominator <text:bookmark text:name="qxfj"/><text:bookmark text:name="w6d:"/></text:p>
            </table:table-cell>
          </table:table-row>
          <table:table-row table:style-name="Table1.26">
            <table:table-cell table:style-name="Table1.A2" office:value-type="string">
              <text:p text:style-name="Table_20_Contents">*** If INormFlag&gt;0:<text:bookmark text:name="t7.n"/><text:bookmark text:name="fkze"/></text:p>
            </table:table-cell>
            <table:table-cell table:style-name="Table1.B2" office:value-type="string">
              <text:p text:style-name="Table_20_Contents"><text:bookmark text:name="jcns"/><text:bookmark text:name="jcqn"/><text:bookmark text:name="vqkw"/></text:p>
            </table:table-cell>
          </table:table-row>
          <table:table-row table:style-name="Table1.26">
            <table:table-cell table:style-name="Table1.A2" office:value-type="string">
              <text:p text:style-name="Table_20_Contents"># for i=1,NObsBin<text:bookmark text:name="de7."/><text:bookmark text:name="ip2q"/></text:p>
            </table:table-cell>
            <table:table-cell table:style-name="Table1.B2" office:value-type="string">
              <text:p text:style-name="Table_20_Contents"><text:bookmark text:name="m.cj"/><text:bookmark text:name="l4p3"/><text:bookmark text:name="n0cy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 IDivLoPointer(i)<text:bookmark text:name="w8ed"/><text:bookmark text:name="ydew"/></text:p>
            </table:table-cell>
            <table:table-cell table:style-name="Table1.B2" office:value-type="string">
              <text:p text:style-name="Table_20_Contents">int: pointer to lower bin in same or second table used to compute the sum by which i-th bin will be divided<text:bookmark text:name="clnk"/><text:bookmark text:name="pgwf"/><text:bookmark text:name="yhot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 IDivUpPointer(i) <text:bookmark text:name="sfjj"/></text:p>
            </table:table-cell>
            <table:table-cell table:style-name="Table1.B2" office:value-type="string">
              <text:p text:style-name="Table_20_Contents">int: pointer to upper bin in same or second table used to compute the sum by which i-th bin will be divided <text:bookmark text:name="cr3e"/><text:bookmark text:name="xt-n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for(i)<text:bookmark text:name="npva"/><text:bookmark text:name="af3d"/></text:p>
            </table:table-cell>
            <table:table-cell table:style-name="Table1.B2" office:value-type="string">
              <text:p text:style-name="Table_20_Contents"><text:bookmark text:name="xf-8"/><text:bookmark text:name="pens"/><text:bookmark text:name="gk74"/></text:p>
            </table:table-cell>
          </table:table-row>
          <table:table-row>
            <table:table-cell table:style-name="Table1.A2" office:value-type="string">
              <text:p text:style-name="Table_20_Contents"><text:bookmark text:name="u7.6"/><text:bookmark text:name="xxu."/></text:p>
            </table:table-cell>
            <table:table-cell table:style-name="Table1.B2" office:value-type="string">
              <text:p text:style-name="Table_20_Contents"><text:bookmark text:name="eu63"/><text:bookmark text:name="v42q"/><text:bookmark text:name="xpeq"/></text:p>
            </table:table-cell>
          </table:table-row>
          <table:table-row table:style-name="Table1.37">
            <table:table-cell table:style-name="Table1.A2" office:value-type="string">
              <text:p text:style-name="Table_20_Contents"><text:bookmark text:name="ilap"/><text:bookmark text:name="xqg2"/></text:p>
            </table:table-cell>
            <table:table-cell table:style-name="Table1.B2" office:value-type="string">
              <text:p text:style-name="Table_20_Contents">Block B - All Contributions in Sub-Blocks 01, 02, 03, ...<text:bookmark text:name="xzou"/><text:bookmark text:name="gan_"/><text:bookmark text:name="rh-g"/></text:p>
            </table:table-cell>
          </table:table-row>
          <table:table-row table:style-name="Table1.1">
            <table:table-cell table:style-name="Table1.A2" office:value-type="string">
              <text:p text:style-name="Table_20_Contents">1234567890<text:bookmark text:name="gf:3"/><text:bookmark text:name="b2u1"/></text:p>
            </table:table-cell>
            <table:table-cell table:style-name="Table1.B2" office:value-type="string">
              <text:p text:style-name="Table_20_Contents">Block B01 - First Contribution<text:bookmark text:name="t16l"/><text:bookmark text:name="zeak"/><text:bookmark text:name="s25m"/></text:p>
            </table:table-cell>
          </table:table-row>
          <table:table-row>
            <table:table-cell table:style-name="Table1.A2" office:value-type="string">
              <text:p text:style-name="Table_20_Contents">IXsectUnits<text:bookmark text:name="aqr."/><text:bookmark text:name="jisj"/></text:p>
            </table:table-cell>
            <table:table-cell table:style-name="Table1.B2" office:value-type="string">
              <text:p text:style-name="Table_20_Contents">int: negative powers of ten for x-sect units<text:bookmark text:name="itwv"/><text:line-break/>(note: although allowed by tableformat v1.5, we never use different x-sect units within one scenario)<text:bookmark text:name="zwoz"/><text:bookmark text:name="sw68"/><text:bookmark text:name="mgf4"/></text:p>
            </table:table-cell>
          </table:table-row>
          <table:table-row>
            <table:table-cell table:style-name="Table1.A2" office:value-type="string">
              <text:p text:style-name="Table_20_Contents">IDataFlag<text:bookmark text:name="c3zt"/><text:bookmark text:name="i4kl"/></text:p>
            </table:table-cell>
            <table:table-cell table:style-name="Table1.B2" office:value-type="string">
              <text:p text:style-name="Table_20_Contents">int: Flag  =1 for data block  =0 for theory contributions<text:bookmark text:name="tp:q"/><text:bookmark text:name="lp3k"/><text:bookmark text:name="u7h9"/></text:p>
            </table:table-cell>
          </table:table-row>
          <table:table-row>
            <table:table-cell table:style-name="Table1.A2" office:value-type="string">
              <text:p text:style-name="Table_20_Contents">IAddMultFlag<text:bookmark text:name="ey54"/><text:bookmark text:name="b5ue"/></text:p>
            </table:table-cell>
            <table:table-cell table:style-name="Table1.B2" office:value-type="string">
              <text:p text:style-name="Table_20_Contents">int: Flag  =0 for additive  =1 for multiplicative contribution<text:bookmark text:name="wg.u"/><text:line-break/>    (multiplicative contributions are only numbers<text:bookmark text:name="how-"/><text:line-break/>    w/o dependence on alpha_s, PDFs, scales, etc.)<text:bookmark text:name="g8bn"/><text:line-break/>    e.g. hadronization corrections<text:bookmark text:name="tuz_"/><text:bookmark text:name="n4vk"/><text:bookmark text:name="bq8n"/></text:p>
            </table:table-cell>
          </table:table-row>
          <table:table-row>
            <table:table-cell table:style-name="Table1.A2" office:value-type="string">
              <text:p text:style-name="Table_20_Contents">IContrFlag1<text:bookmark text:name="d-d2"/><text:bookmark text:name="h3y8"/></text:p>
            </table:table-cell>
            <table:table-cell table:style-name="Table1.B2" office:value-type="string">
              <text:p text:style-name="Table_20_Contents">int: type of contribution<text:bookmark text:name="flsh"/><text:line-break/>  1: fixed order - all 1 contributions can be added/multiplied - relative order in IContrFlag2 (1=LO, 2=NLO, ...)<text:bookmark text:name="q_nn"/><text:line-break/>  2: SM corrections -&gt; more info in IContrFlag2 (1=thresh.cor., 2=e/w, ...) - relative order in IContrflag3<text:bookmark text:name="u-f2"/><text:line-break/>  3: "New Physics" corrections -&gt; more info in IContrFlag2 (1=QuarkComp, 2=ADD-LED, 3=TeV-1-ED, ...) - more in IContrFlag3 (1=interference w/ LO term, 2=pure LO NP term, 3= interference w/ NLO, 4= pure NLO NP term)<text:bookmark text:name="fokt"/><text:bookmark text:name="nt54"/><text:bookmark text:name="cgd0"/></text:p>
            </table:table-cell>
          </table:table-row>
          <table:table-row>
            <table:table-cell table:style-name="Table1.A2" office:value-type="string">
              <text:p text:style-name="Table_20_Contents">IContrFlag2<text:bookmark text:name="bs7n"/><text:bookmark text:name="h-84"/></text:p>
            </table:table-cell>
            <table:table-cell table:style-name="Table1.B2" office:value-type="string">
              <text:p text:style-name="Table_20_Contents">int: flag - contributions with identical IContrFlag2 belong to the same calculation/model<text:bookmark text:name="a.mv"/><text:bookmark text:name="w8ve"/><text:bookmark text:name="u5kw"/></text:p>
            </table:table-cell>
          </table:table-row>
          <table:table-row>
            <table:table-cell table:style-name="Table1.A2" office:value-type="string">
              <text:p text:style-name="Table_20_Contents">IContrFlag3<text:bookmark text:name="wcpw"/><text:bookmark text:name="p6.e"/></text:p>
            </table:table-cell>
            <table:table-cell table:style-name="Table1.B2" office:value-type="string">
              <text:p text:style-name="Table_20_Contents">int: additional flag to define contributions (for future use)<text:bookmark text:name="bfss"/><text:bookmark text:name="icdp"/><text:bookmark text:name="lzln"/></text:p>
            </table:table-cell>
          </table:table-row>
          <table:table-row>
            <table:table-cell table:style-name="Table1.A2" office:value-type="string">
              <text:p text:style-name="Table_20_Contents">NContrDescr<text:bookmark text:name="sbbs"/><text:bookmark text:name="v:fq"/></text:p>
            </table:table-cell>
            <table:table-cell table:style-name="Table1.B2" office:value-type="string">
              <text:p text:style-name="Table_20_Contents">int: No. of strings to describe contribution<text:bookmark text:name="kecs"/><text:bookmark text:name="ze3r"/><text:bookmark text:name="dtt_"/></text:p>
            </table:table-cell>
          </table:table-row>
          <table:table-row>
            <table:table-cell table:style-name="Table1.A2" office:value-type="string">
              <text:p text:style-name="Table_20_Contents"># for i=1,NContrDescr<text:bookmark text:name="k-5o"/><text:bookmark text:name="p9fm"/></text:p>
            </table:table-cell>
            <table:table-cell table:style-name="Table1.B2" office:value-type="string">
              <text:p text:style-name="Table_20_Contents"><text:bookmark text:name="au6j"/><text:bookmark text:name="egnv"/><text:bookmark text:name="fxez"/></text:p>
            </table:table-cell>
          </table:table-row>
          <table:table-row>
            <table:table-cell table:style-name="Table1.A2" office:value-type="string">
              <text:p text:style-name="Table_20_Contents">  CtrbDescript(i)<text:bookmark text:name="n8ny"/><text:bookmark text:name="vk5h"/></text:p>
            </table:table-cell>
            <table:table-cell table:style-name="Table1.B2" office:value-type="string">
              <text:p text:style-name="Table_20_Contents">string(NContrDescr) (30 char): Description of Contribution "LO"<text:bookmark text:name="f0h5"/><text:bookmark text:name="qu.7"/><text:bookmark text:name="em.q"/></text:p>
            </table:table-cell>
          </table:table-row>
          <table:table-row>
            <table:table-cell table:style-name="Table1.A2" office:value-type="string">
              <text:p text:style-name="Table_20_Contents"># endfor(i)<text:bookmark text:name="r1.n"/><text:bookmark text:name="xxor"/></text:p>
            </table:table-cell>
            <table:table-cell table:style-name="Table1.B2" office:value-type="string">
              <text:p text:style-name="Table_20_Contents"><text:bookmark text:name="d4y3"/><text:bookmark text:name="tbkl"/><text:bookmark text:name="anmi"/></text:p>
            </table:table-cell>
          </table:table-row>
          <table:table-row>
            <table:table-cell table:style-name="Table1.A2" office:value-type="string">
              <text:p text:style-name="Table_20_Contents">NCodeDescr<text:bookmark text:name="wf7y"/><text:bookmark text:name="s.qa"/></text:p>
            </table:table-cell>
            <table:table-cell table:style-name="Table1.B2" office:value-type="string">
              <text:p text:style-name="Table_20_Contents">int: No. of strings to describe Code used in calculation<text:bookmark text:name="jkzv"/><text:bookmark text:name="ctmk"/><text:bookmark text:name="ig2k"/></text:p>
            </table:table-cell>
          </table:table-row>
          <table:table-row>
            <table:table-cell table:style-name="Table1.A2" office:value-type="string">
              <text:p text:style-name="Table_20_Contents"># for i=1,NCodeDescr<text:bookmark text:name="ri:5"/><text:bookmark text:name="su15"/></text:p>
            </table:table-cell>
            <table:table-cell table:style-name="Table1.B2" office:value-type="string">
              <text:p text:style-name="Table_20_Contents"><text:bookmark text:name="esd5"/><text:bookmark text:name="v7e-"/><text:bookmark text:name="u_5."/></text:p>
            </table:table-cell>
          </table:table-row>
          <table:table-row>
            <table:table-cell table:style-name="Table1.A2" office:value-type="string">
              <text:p text:style-name="Table_20_Contents">  CodeDescript(i)<text:bookmark text:name="w.sw"/><text:bookmark text:name="usp8"/></text:p>
            </table:table-cell>
            <table:table-cell table:style-name="Table1.B2" office:value-type="string">
              <text:p text:style-name="Table_20_Contents">string(NCodeDescr) (30 char): describe code that was used for computation<text:bookmark text:name="i6v0"/><text:bookmark text:name="p.o-"/><text:bookmark text:name="mn9n"/></text:p>
            </table:table-cell>
          </table:table-row>
          <table:table-row>
            <table:table-cell table:style-name="Table1.A2" office:value-type="string">
              <text:p text:style-name="Table_20_Contents"># endfor(i)<text:bookmark text:name="l58o"/><text:bookmark text:name="yv1r"/></text:p>
            </table:table-cell>
            <table:table-cell table:style-name="Table1.B2" office:value-type="string">
              <text:p text:style-name="Table_20_Contents"><text:bookmark text:name="yqem"/><text:bookmark text:name="hk55"/><text:bookmark text:name="a4jw"/></text:p>
            </table:table-cell>
          </table:table-row>
          <table:table-row>
            <table:table-cell table:style-name="Table1.A2" office:value-type="string">
              <text:p text:style-name="Table_20_Contents"><text:bookmark text:name="pdfl"/><text:bookmark text:name="niti"/></text:p>
            </table:table-cell>
            <table:table-cell table:style-name="Table1.B2" office:value-type="string">
              <text:p text:style-name="Table_20_Contents"><text:bookmark text:name="y7nx"/><text:bookmark text:name="j0l4"/><text:bookmark text:name="b_ji"/></text:p>
            </table:table-cell>
          </table:table-row>
          <table:table-row table:style-name="Table1.26">
            <table:table-cell table:style-name="Table1.A2" office:value-type="string">
              <text:p text:style-name="Table_20_Contents"># if IDataFlag==1<text:bookmark text:name="rs4b"/><text:bookmark text:name="wm8q"/></text:p>
            </table:table-cell>
            <table:table-cell table:style-name="Table1.B2" office:value-type="string">
              <text:p text:style-name="Table_20_Contents">if block consist only of data: can only appear once<text:bookmark text:name="bpry"/><text:bookmark text:name="xoay"/><text:bookmark text:name="tkwy"/></text:p>
            </table:table-cell>
          </table:table-row>
          <table:table-row table:style-name="Table1.26">
            <table:table-cell table:style-name="Table1.A2" office:value-type="string">
              <text:p text:style-name="Table_20_Contents"><text:bookmark text:name="yqfi"/><text:bookmark text:name="jzj9"/></text:p>
            </table:table-cell>
            <table:table-cell table:style-name="Table1.B2" office:value-type="string">
              <text:p text:style-name="Table_20_Contents">   (structure for data block is not yet final - see text file for draft)<text:bookmark text:name="wrpf"/><text:bookmark text:name="w6i:"/><text:bookmark text:name="g_zo"/></text:p>
            </table:table-cell>
          </table:table-row>
          <table:table-row table:style-name="Table1.26">
            <table:table-cell table:style-name="Table1.A2" office:value-type="string">
              <text:p text:style-name="Table_20_Contents">Nuncorrel<text:bookmark text:name="hgs:"/><text:bookmark text:name="mqg4"/></text:p>
            </table:table-cell>
            <table:table-cell table:style-name="Table1.B2" office:value-type="string">
              <text:p text:style-name="Table_20_Contents">int: No. of uncorrelated uncertainty sources<text:bookmark text:name="hsap"/><text:bookmark text:name="tryk"/><text:bookmark text:name="omzk"/></text:p>
            </table:table-cell>
          </table:table-row>
          <table:table-row table:style-name="Table1.26">
            <table:table-cell table:style-name="Table1.A2" office:value-type="string">
              <text:p text:style-name="Table_20_Contents"># for i=1,Nuncorrel<text:bookmark text:name="uyr:"/><text:bookmark text:name="tipu"/></text:p>
            </table:table-cell>
            <table:table-cell table:style-name="Table1.B2" office:value-type="string">
              <text:p text:style-name="Table_20_Contents"><text:bookmark text:name="oguv"/><text:bookmark text:name="lowh"/><text:bookmark text:name="o1bp"/></text:p>
            </table:table-cell>
          </table:table-row>
          <table:table-row table:style-name="Table1.26">
            <table:table-cell table:style-name="Table1.A2" office:value-type="string">
              <text:p text:style-name="Table_20_Contents">  UncDescr(i)<text:bookmark text:name="hu9b"/><text:bookmark text:name="pak0"/></text:p>
            </table:table-cell>
            <table:table-cell table:style-name="Table1.B2" office:value-type="string">
              <text:p text:style-name="Table_20_Contents">string: description of i-th uncorrelated uncertainty source<text:bookmark text:name="eh.t"/><text:bookmark text:name="n0qm"/><text:bookmark text:name="eu3z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for(i)<text:bookmark text:name="yseg"/><text:bookmark text:name="y:2h"/></text:p>
            </table:table-cell>
            <table:table-cell table:style-name="Table1.B2" office:value-type="string">
              <text:p text:style-name="Table_20_Contents"><text:bookmark text:name="qywz"/><text:bookmark text:name="mg9:"/><text:bookmark text:name="fkmn"/></text:p>
            </table:table-cell>
          </table:table-row>
          <table:table-row table:style-name="Table1.26">
            <table:table-cell table:style-name="Table1.A2" office:value-type="string">
              <text:p text:style-name="Table_20_Contents">Ncorrel<text:bookmark text:name="pba4"/><text:bookmark text:name="znw8"/></text:p>
            </table:table-cell>
            <table:table-cell table:style-name="Table1.B2" office:value-type="string">
              <text:p text:style-name="Table_20_Contents">int: No. of correlated uncertainty sources<text:bookmark text:name="gg6k"/><text:bookmark text:name="hpax"/><text:bookmark text:name="fwmx"/></text:p>
            </table:table-cell>
          </table:table-row>
          <table:table-row table:style-name="Table1.26">
            <table:table-cell table:style-name="Table1.A2" office:value-type="string">
              <text:p text:style-name="Table_20_Contents"># for i=1,Ncorrel<text:bookmark text:name="c2wq"/><text:bookmark text:name="mrhs"/></text:p>
            </table:table-cell>
            <table:table-cell table:style-name="Table1.B2" office:value-type="string">
              <text:p text:style-name="Table_20_Contents"><text:bookmark text:name="akk2"/><text:bookmark text:name="j6zs"/><text:bookmark text:name="s7gn"/></text:p>
            </table:table-cell>
          </table:table-row>
          <table:table-row table:style-name="Table1.26">
            <table:table-cell table:style-name="Table1.A2" office:value-type="string">
              <text:p text:style-name="Table_20_Contents">  CorDescr(i)<text:bookmark text:name="z:nw"/><text:bookmark text:name="w8fl"/></text:p>
            </table:table-cell>
            <table:table-cell table:style-name="Table1.B2" office:value-type="string">
              <text:p text:style-name="Table_20_Contents">string: Description of i-th correlated source<text:bookmark text:name="b1tz"/><text:bookmark text:name="iuhg"/><text:bookmark text:name="wyei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for(i)<text:bookmark text:name="l8-f"/><text:bookmark text:name="f4k_"/></text:p>
            </table:table-cell>
            <table:table-cell table:style-name="Table1.B2" office:value-type="string">
              <text:p text:style-name="Table_20_Contents"><text:bookmark text:name="talr"/><text:bookmark text:name="jhum"/><text:bookmark text:name="iy3z"/></text:p>
            </table:table-cell>
          </table:table-row>
          <table:table-row table:style-name="Table1.26">
            <table:table-cell table:style-name="Table1.A2" office:value-type="string">
              <text:p text:style-name="Table_20_Contents">## for i=1,NObsBin<text:bookmark text:name="a083"/><text:bookmark text:name="nd5f"/></text:p>
            </table:table-cell>
            <table:table-cell table:style-name="Table1.B2" office:value-type="string">
              <text:p text:style-name="Table_20_Contents">(the bin boundaries must coincide with the definitions in block A2)<text:bookmark text:name="wnf4"/><text:bookmark text:name="ybiv"/><text:bookmark text:name="waur"/></text:p>
            </table:table-cell>
          </table:table-row>
          <table:table-row table:style-name="Table1.26">
            <table:table-cell table:style-name="Table1.A2" office:value-type="string">
              <text:p text:style-name="Table_20_Contents">  Xcenter(i)<text:bookmark text:name="n-4s"/><text:bookmark text:name="bm1e"/></text:p>
            </table:table-cell>
            <table:table-cell table:style-name="Table1.B2" office:value-type="string">
              <text:p text:style-name="Table_20_Contents">dbl: bin center in last dimension - if n/a set to bin middle<text:bookmark text:name="eqoj"/><text:bookmark text:name="rwyq"/><text:bookmark text:name="oyyo"/></text:p>
            </table:table-cell>
          </table:table-row>
          <table:table-row table:style-name="Table1.26">
            <table:table-cell table:style-name="Table1.A2" office:value-type="string">
              <text:p text:style-name="Table_20_Contents">  value(i)<text:bookmark text:name="lj:q"/><text:bookmark text:name="oc5r"/></text:p>
            </table:table-cell>
            <table:table-cell table:style-name="Table1.B2" office:value-type="string">
              <text:p text:style-name="Table_20_Contents">dbl: cross section in units specified in block A2<text:bookmark text:name="q2_w"/><text:bookmark text:name="f93h"/><text:bookmark text:name="a80g"/></text:p>
            </table:table-cell>
          </table:table-row>
          <table:table-row table:style-name="Table1.26">
            <table:table-cell table:style-name="Table1.A2" office:value-type="string">
              <text:p text:style-name="Table_20_Contents">  # for j=1,Nuncorrel<text:bookmark text:name="bwr_"/><text:bookmark text:name="efq1"/></text:p>
            </table:table-cell>
            <table:table-cell table:style-name="Table1.B2" office:value-type="string">
              <text:p text:style-name="Table_20_Contents"><text:bookmark text:name="nu93"/><text:bookmark text:name="bir8"/><text:bookmark text:name="bjpv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  UnCorLo(i)(j)<text:bookmark text:name="zxm0"/><text:bookmark text:name="l0vd"/></text:p>
            </table:table-cell>
            <table:table-cell table:style-name="Table1.B2" office:value-type="string">
              <text:p text:style-name="Table_20_Contents">dbl: lower uncertainty from j-th uncorrelated source to i-th data point<text:bookmark text:name="fzy_"/><text:bookmark text:name="zgzl"/><text:bookmark text:name="pbxr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  UnCorHi(i)(j)<text:bookmark text:name="imkn"/><text:bookmark text:name="zexc"/></text:p>
            </table:table-cell>
            <table:table-cell table:style-name="Table1.B2" office:value-type="string">
              <text:p text:style-name="Table_20_Contents">dbl: upper uncertainty from j-th uncorrelated source to i-th data point<text:bookmark text:name="i7pi"/><text:bookmark text:name="p:7m"/><text:bookmark text:name="nmep"/></text:p>
            </table:table-cell>
          </table:table-row>
          <table:table-row table:style-name="Table1.26">
            <table:table-cell table:style-name="Table1.A2" office:value-type="string">
              <text:p text:style-name="Table_20_Contents">  # endif(j)<text:bookmark text:name="hw8l"/><text:bookmark text:name="ep13"/></text:p>
            </table:table-cell>
            <table:table-cell table:style-name="Table1.B2" office:value-type="string">
              <text:p text:style-name="Table_20_Contents"><text:bookmark text:name="aw0a"/><text:bookmark text:name="oebh"/><text:bookmark text:name="oniq"/></text:p>
            </table:table-cell>
          </table:table-row>
          <table:table-row table:style-name="Table1.26">
            <table:table-cell table:style-name="Table1.A2" office:value-type="string">
              <text:p text:style-name="Table_20_Contents">  # for j=1,Ncorrel<text:bookmark text:name="anba"/><text:bookmark text:name="fckv"/></text:p>
            </table:table-cell>
            <table:table-cell table:style-name="Table1.B2" office:value-type="string">
              <text:p text:style-name="Table_20_Contents"><text:bookmark text:name="ic4t"/><text:bookmark text:name="xab-"/><text:bookmark text:name="v29.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  CorrLo(i)(j)<text:bookmark text:name="zxgg"/><text:bookmark text:name="q7gv"/></text:p>
            </table:table-cell>
            <table:table-cell table:style-name="Table1.B2" office:value-type="string">
              <text:p text:style-name="Table_20_Contents">dbl: lower uncertainty from j-th correlated source to i-th data point <text:bookmark text:name="rz1q"/><text:bookmark text:name="v3ou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  CorrHi(i)(j)<text:bookmark text:name="te_5"/><text:bookmark text:name="j_wn"/></text:p>
            </table:table-cell>
            <table:table-cell table:style-name="Table1.B2" office:value-type="string">
              <text:p text:style-name="Table_20_Contents">dbl: upper uncertainty from j-th correlated source to i-th data point <text:bookmark text:name="elu4"/><text:bookmark text:name="jt3_"/></text:p>
            </table:table-cell>
          </table:table-row>
          <table:table-row table:style-name="Table1.26">
            <table:table-cell table:style-name="Table1.A2" office:value-type="string">
              <text:p text:style-name="Table_20_Contents">  # endfor(j)<text:bookmark text:name="qk_i"/><text:bookmark text:name="vff6"/></text:p>
            </table:table-cell>
            <table:table-cell table:style-name="Table1.B2" office:value-type="string">
              <text:p text:style-name="Table_20_Contents"><text:bookmark text:name="u6.:"/><text:bookmark text:name="s4u8"/><text:bookmark text:name="c_3y"/></text:p>
            </table:table-cell>
          </table:table-row>
          <table:table-row table:style-name="Table1.26">
            <table:table-cell table:style-name="Table1.A2" office:value-type="string">
              <text:p text:style-name="Table_20_Contents">## endfor(i)<text:bookmark text:name="di5f"/><text:bookmark text:name="pbql"/></text:p>
            </table:table-cell>
            <table:table-cell table:style-name="Table1.B2" office:value-type="string">
              <text:p text:style-name="Table_20_Contents">comment: store all uncertainties as _absolute_ - not in percent<text:bookmark text:name="ann8"/><text:bookmark text:name="c1r_"/><text:bookmark text:name="uoad"/></text:p>
            </table:table-cell>
          </table:table-row>
          <table:table-row table:style-name="Table1.26">
            <table:table-cell table:style-name="Table1.A2" office:value-type="string">
              <text:p text:style-name="Table_20_Contents">NErrMatrix<text:bookmark text:name="lc3k"/><text:bookmark text:name="nk7e"/></text:p>
            </table:table-cell>
            <table:table-cell table:style-name="Table1.B2" office:value-type="string">
              <text:p text:style-name="Table_20_Contents">int: No. of error matrices available<text:bookmark text:name="s:0i"/><text:bookmark text:name="br51"/><text:bookmark text:name="mqxu"/></text:p>
            </table:table-cell>
          </table:table-row>
          <table:table-row table:style-name="Table1.26">
            <table:table-cell table:style-name="Table1.A2" office:value-type="string">
              <text:p text:style-name="Table_20_Contents">## for i=1,NerrMatrix<text:bookmark text:name="ht1c"/><text:bookmark text:name="djh4"/></text:p>
            </table:table-cell>
            <table:table-cell table:style-name="Table1.B2" office:value-type="string">
              <text:p text:style-name="Table_20_Contents"><text:bookmark text:name="flup"/><text:bookmark text:name="fnrw"/><text:bookmark text:name="pa68"/></text:p>
            </table:table-cell>
          </table:table-row>
          <table:table-row table:style-name="Table1.26">
            <table:table-cell table:style-name="Table1.A2" office:value-type="string">
              <text:p text:style-name="Table_20_Contents"># for j=1,(NObsBin^2)<text:bookmark text:name="j.29"/><text:bookmark text:name="h:vt"/></text:p>
            </table:table-cell>
            <table:table-cell table:style-name="Table1.B2" office:value-type="string">
              <text:p text:style-name="Table_20_Contents"><text:bookmark text:name="bluv"/><text:bookmark text:name="ypwc"/><text:bookmark text:name="xhnk"/></text:p>
            </table:table-cell>
          </table:table-row>
          <table:table-row table:style-name="Table1.26">
            <table:table-cell table:style-name="Table1.A2" office:value-type="string">
              <text:p text:style-name="Table_20_Contents">  matrixelement(i)(j)<text:bookmark text:name="o5_n"/><text:bookmark text:name="m0rh"/></text:p>
            </table:table-cell>
            <table:table-cell table:style-name="Table1.B2" office:value-type="string">
              <text:p text:style-name="Table_20_Contents">dbl: j-th element of i-th correlation matrix<text:bookmark text:name="d0hi"/><text:bookmark text:name="tnzl"/><text:bookmark text:name="qp9: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for(j)<text:bookmark text:name="sqbu"/><text:bookmark text:name="nq:p"/></text:p>
            </table:table-cell>
            <table:table-cell table:style-name="Table1.B2" office:value-type="string">
              <text:p text:style-name="Table_20_Contents"><text:bookmark text:name="emnh"/><text:bookmark text:name="xc4q"/><text:bookmark text:name="dekz"/></text:p>
            </table:table-cell>
          </table:table-row>
          <table:table-row table:style-name="Table1.26">
            <table:table-cell table:style-name="Table1.A2" office:value-type="string">
              <text:p text:style-name="Table_20_Contents">## endfor(i)<text:bookmark text:name="i-b0"/><text:bookmark text:name="jvb2"/></text:p>
            </table:table-cell>
            <table:table-cell table:style-name="Table1.B2" office:value-type="string">
              <text:p text:style-name="Table_20_Contents"><text:bookmark text:name="z8hp"/><text:bookmark text:name="xayy"/><text:bookmark text:name="flag"/></text:p>
            </table:table-cell>
          </table:table-row>
          <table:table-row table:style-name="Table1.26">
            <table:table-cell table:style-name="Table1.A2" office:value-type="string">
              <text:p text:style-name="Table_20_Contents"> &gt;&gt;&gt; end of block B<text:bookmark text:name="k.we"/><text:bookmark text:name="y2nn"/></text:p>
            </table:table-cell>
            <table:table-cell table:style-name="Table1.B2" office:value-type="string">
              <text:p text:style-name="Table_20_Contents"><text:bookmark text:name="mtua"/><text:bookmark text:name="x-y-"/><text:bookmark text:name="b110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if (IDataFlag)<text:bookmark text:name="mpf7"/><text:bookmark text:name="dq2m"/></text:p>
            </table:table-cell>
            <table:table-cell table:style-name="Table1.B2" office:value-type="string">
              <text:p text:style-name="Table_20_Contents"><text:bookmark text:name="m.kq"/><text:bookmark text:name="o:vk"/><text:bookmark text:name="wlo5"/></text:p>
            </table:table-cell>
          </table:table-row>
          <table:table-row>
            <table:table-cell table:style-name="Table1.A2" office:value-type="string">
              <text:p text:style-name="Table_20_Contents"><text:bookmark text:name="f19p"/><text:bookmark text:name="kmf:"/></text:p>
            </table:table-cell>
            <table:table-cell table:style-name="Table1.B2" office:value-type="string">
              <text:p text:style-name="Table_20_Contents"><text:bookmark text:name="fy0j"/><text:bookmark text:name="d.v."/><text:bookmark text:name="ue84"/></text:p>
            </table:table-cell>
          </table:table-row>
          <table:table-row table:style-name="Table1.26">
            <table:table-cell table:style-name="Table1.A2" office:value-type="string">
              <text:p text:style-name="Table_20_Contents"># if IAddMult=1<text:bookmark text:name="wbbj"/><text:bookmark text:name="g5ek"/></text:p>
            </table:table-cell>
            <table:table-cell table:style-name="Table1.B2" office:value-type="string">
              <text:p text:style-name="Table_20_Contents">if block consists only of of (NObsBin) factors which are multiplied to the observable bins (block can appear multiple times - for different corrections)<text:bookmark text:name="h9uv"/><text:bookmark text:name="w92l"/><text:bookmark text:name="j:o5"/></text:p>
            </table:table-cell>
          </table:table-row>
          <table:table-row table:style-name="Table1.26">
            <table:table-cell table:style-name="Table1.A2" office:value-type="string">
              <text:p text:style-name="Table_20_Contents">Nuncorrel<text:bookmark text:name="ygq6"/><text:bookmark text:name="vuuw"/></text:p>
            </table:table-cell>
            <table:table-cell table:style-name="Table1.B2" office:value-type="string">
              <text:p text:style-name="Table_20_Contents">int; No. of uncorrelated uncertainty sources<text:bookmark text:name="xp96"/><text:bookmark text:name="vjkh"/><text:bookmark text:name="o.xk"/></text:p>
            </table:table-cell>
          </table:table-row>
          <table:table-row table:style-name="Table1.26">
            <table:table-cell table:style-name="Table1.A2" office:value-type="string">
              <text:p text:style-name="Table_20_Contents"># for i=1,Nuncorrel<text:bookmark text:name="kg.9"/><text:bookmark text:name="w3bm"/></text:p>
            </table:table-cell>
            <table:table-cell table:style-name="Table1.B2" office:value-type="string">
              <text:p text:style-name="Table_20_Contents"><text:bookmark text:name="cba0"/><text:bookmark text:name="j8gd"/><text:bookmark text:name="amk:"/></text:p>
            </table:table-cell>
          </table:table-row>
          <table:table-row table:style-name="Table1.26">
            <table:table-cell table:style-name="Table1.A2" office:value-type="string">
              <text:p text:style-name="Table_20_Contents">  UncDescr(i)<text:bookmark text:name="t4p6"/><text:bookmark text:name="g4yf"/></text:p>
            </table:table-cell>
            <table:table-cell table:style-name="Table1.B2" office:value-type="string">
              <text:p text:style-name="Table_20_Contents">string: description of i-th uncorrelated uncertainty source<text:bookmark text:name="nom3"/><text:bookmark text:name="apai"/><text:bookmark text:name="n:zv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for(i)<text:bookmark text:name="h64o"/><text:bookmark text:name="hw__"/></text:p>
            </table:table-cell>
            <table:table-cell table:style-name="Table1.B2" office:value-type="string">
              <text:p text:style-name="Table_20_Contents"><text:bookmark text:name="lvi6"/><text:bookmark text:name="ax9y"/><text:bookmark text:name="gi5l"/></text:p>
            </table:table-cell>
          </table:table-row>
          <table:table-row table:style-name="Table1.26">
            <table:table-cell table:style-name="Table1.A2" office:value-type="string">
              <text:p text:style-name="Table_20_Contents">Ncorrel<text:bookmark text:name="r0wg"/><text:bookmark text:name="awcz"/></text:p>
            </table:table-cell>
            <table:table-cell table:style-name="Table1.B2" office:value-type="string">
              <text:p text:style-name="Table_20_Contents">int: No. of correlated uncertainty sources<text:bookmark text:name="zy1j"/><text:bookmark text:name="hh07"/><text:bookmark text:name="t.-f"/></text:p>
            </table:table-cell>
          </table:table-row>
          <table:table-row table:style-name="Table1.26">
            <table:table-cell table:style-name="Table1.A2" office:value-type="string">
              <text:p text:style-name="Table_20_Contents"># for i=1,Ncorrel<text:bookmark text:name="evum"/><text:bookmark text:name="x9k9"/></text:p>
            </table:table-cell>
            <table:table-cell table:style-name="Table1.B2" office:value-type="string">
              <text:p text:style-name="Table_20_Contents"><text:bookmark text:name="nc48"/><text:bookmark text:name="kndn"/><text:bookmark text:name="bppx"/></text:p>
            </table:table-cell>
          </table:table-row>
          <table:table-row table:style-name="Table1.26">
            <table:table-cell table:style-name="Table1.A2" office:value-type="string">
              <text:p text:style-name="Table_20_Contents">  CorDescr(i)<text:bookmark text:name="zhf7"/><text:bookmark text:name="y:lr"/></text:p>
            </table:table-cell>
            <table:table-cell table:style-name="Table1.B2" office:value-type="string">
              <text:p text:style-name="Table_20_Contents">string: description of i-th correlated uncertainty source<text:bookmark text:name="g-i4"/><text:bookmark text:name="ln_5"/><text:bookmark text:name="lwyo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for(i)<text:bookmark text:name="bvzn"/><text:bookmark text:name="ojzl"/></text:p>
            </table:table-cell>
            <table:table-cell table:style-name="Table1.B2" office:value-type="string">
              <text:p text:style-name="Table_20_Contents"><text:bookmark text:name="r_ye"/><text:bookmark text:name="gfbe"/><text:bookmark text:name="bjrg"/></text:p>
            </table:table-cell>
          </table:table-row>
          <table:table-row table:style-name="Table1.26">
            <table:table-cell table:style-name="Table1.A2" office:value-type="string">
              <text:p text:style-name="Table_20_Contents">## for i=1,NObsBin<text:bookmark text:name="b1tr"/><text:bookmark text:name="fqkl"/></text:p>
            </table:table-cell>
            <table:table-cell table:style-name="Table1.B2" office:value-type="string">
              <text:p text:style-name="Table_20_Contents"><text:bookmark text:name="is9g"/><text:bookmark text:name="k2c6"/><text:bookmark text:name="ucuj"/></text:p>
            </table:table-cell>
          </table:table-row>
          <table:table-row table:style-name="Table1.26">
            <table:table-cell table:style-name="Table1.A2" office:value-type="string">
              <text:p text:style-name="Table_20_Contents">  fact(i)<text:bookmark text:name="a2vk"/><text:bookmark text:name="dvhu"/></text:p>
            </table:table-cell>
            <table:table-cell table:style-name="Table1.B2" office:value-type="string">
              <text:p text:style-name="Table_20_Contents">dbl: multiplicative factor for combined theory result<text:bookmark text:name="td-n"/><text:bookmark text:name="tw5w"/><text:bookmark text:name="tjbn"/></text:p>
            </table:table-cell>
          </table:table-row>
          <table:table-row table:style-name="Table1.26">
            <table:table-cell table:style-name="Table1.A2" office:value-type="string">
              <text:p text:style-name="Table_20_Contents">  # for j=1,Nuncorrel<text:bookmark text:name="vcsw"/><text:bookmark text:name="jb90"/></text:p>
            </table:table-cell>
            <table:table-cell table:style-name="Table1.B2" office:value-type="string">
              <text:p text:style-name="Table_20_Contents"><text:bookmark text:name="yx0w"/><text:bookmark text:name="k0aa"/><text:bookmark text:name="uyz7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  UnCorLo(i)(j)<text:bookmark text:name="fw.n"/><text:bookmark text:name="nc9:"/></text:p>
            </table:table-cell>
            <table:table-cell table:style-name="Table1.B2" office:value-type="string">
              <text:p text:style-name="Table_20_Contents">dbl: lower uncertainty from j-th uncorrelated uncertainty source<text:bookmark text:name="g_ih"/><text:bookmark text:name="s4qk"/><text:bookmark text:name="uk4l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  UnCorHi(i)(j)<text:bookmark text:name="jaf-"/><text:bookmark text:name="jc9b"/></text:p>
            </table:table-cell>
            <table:table-cell table:style-name="Table1.B2" office:value-type="string">
              <text:p text:style-name="Table_20_Contents">dbl: upper uncertainty from j-th uncorrelated uncertainty source <text:bookmark text:name="n9el"/><text:bookmark text:name="w7zy"/></text:p>
            </table:table-cell>
          </table:table-row>
          <table:table-row table:style-name="Table1.26">
            <table:table-cell table:style-name="Table1.A2" office:value-type="string">
              <text:p text:style-name="Table_20_Contents">  # endfor(j)<text:bookmark text:name="j.oc"/><text:bookmark text:name="b61_"/></text:p>
            </table:table-cell>
            <table:table-cell table:style-name="Table1.B2" office:value-type="string">
              <text:p text:style-name="Table_20_Contents"><text:bookmark text:name="x2ta"/><text:bookmark text:name="n5-g"/><text:bookmark text:name="to-a"/></text:p>
            </table:table-cell>
          </table:table-row>
          <table:table-row table:style-name="Table1.26">
            <table:table-cell table:style-name="Table1.A2" office:value-type="string">
              <text:p text:style-name="Table_20_Contents">  # for j=1,Ncorrel <text:bookmark text:name="xu9k"/></text:p>
            </table:table-cell>
            <table:table-cell table:style-name="Table1.B2" office:value-type="string">
              <text:p text:style-name="Table_20_Contents"><text:bookmark text:name="r41n"/><text:bookmark text:name="ku9l"/><text:bookmark text:name="fn2g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  CorrLo(i)(j)<text:bookmark text:name="k577"/><text:bookmark text:name="gz03"/></text:p>
            </table:table-cell>
            <table:table-cell table:style-name="Table1.B2" office:value-type="string">
              <text:p text:style-name="Table_20_Contents">dbl: lower uncertainty from j-th correlated uncertainty source <text:bookmark text:name="qe21"/><text:bookmark text:name="p8si"/></text:p>
            </table:table-cell>
          </table:table-row>
          <table:table-row table:style-name="Table1.26">
            <table:table-cell table:style-name="Table1.A2" office:value-type="string">
              <text:p text:style-name="Table_20_Contents">    CorrHi(i)(j)<text:bookmark text:name="zy5o"/><text:bookmark text:name="l1_2"/></text:p>
            </table:table-cell>
            <table:table-cell table:style-name="Table1.B2" office:value-type="string">
              <text:p text:style-name="Table_20_Contents">dbl: upper uncertainty from j-th correlated uncertainty source <text:bookmark text:name="u:.3"/><text:bookmark text:name="xxra"/></text:p>
            </table:table-cell>
          </table:table-row>
          <table:table-row table:style-name="Table1.26">
            <table:table-cell table:style-name="Table1.A2" office:value-type="string">
              <text:p text:style-name="Table_20_Contents">  # endfor(j)<text:bookmark text:name="j63q"/><text:bookmark text:name="kphu"/></text:p>
            </table:table-cell>
            <table:table-cell table:style-name="Table1.B2" office:value-type="string">
              <text:p text:style-name="Table_20_Contents"><text:bookmark text:name="nb2d"/><text:bookmark text:name="imw6"/><text:bookmark text:name="sq.3"/></text:p>
            </table:table-cell>
          </table:table-row>
          <table:table-row table:style-name="Table1.26">
            <table:table-cell table:style-name="Table1.A2" office:value-type="string">
              <text:p text:style-name="Table_20_Contents">## endfor(i)<text:bookmark text:name="ka7i"/><text:bookmark text:name="achr"/></text:p>
            </table:table-cell>
            <table:table-cell table:style-name="Table1.B2" office:value-type="string">
              <text:p text:style-name="Table_20_Contents"><text:bookmark text:name="q73c"/><text:bookmark text:name="ewn7"/><text:bookmark text:name="ox33"/></text:p>
            </table:table-cell>
          </table:table-row>
          <table:table-row table:style-name="Table1.26">
            <table:table-cell table:style-name="Table1.A2" office:value-type="string">
              <text:p text:style-name="Table_20_Contents"> &gt;&gt;&gt; end of block C<text:bookmark text:name="pmpv"/><text:bookmark text:name="lhkd"/></text:p>
            </table:table-cell>
            <table:table-cell table:style-name="Table1.B2" office:value-type="string">
              <text:p text:style-name="Table_20_Contents"><text:bookmark text:name="dz-x"/><text:bookmark text:name="z50h"/><text:bookmark text:name="jxel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if (IAddMult)<text:bookmark text:name="fmcn"/><text:bookmark text:name="k1zb"/></text:p>
            </table:table-cell>
            <table:table-cell table:style-name="Table1.B2" office:value-type="string">
              <text:p text:style-name="Table_20_Contents"><text:bookmark text:name="sh9s"/><text:bookmark text:name="ju-."/><text:bookmark text:name="qy5j"/></text:p>
            </table:table-cell>
          </table:table-row>
          <table:table-row>
            <table:table-cell table:style-name="Table1.A2" office:value-type="string">
              <text:p text:style-name="Table_20_Contents"><text:bookmark text:name="jod7"/><text:bookmark text:name="kyh."/></text:p>
            </table:table-cell>
            <table:table-cell table:style-name="Table1.B2" office:value-type="string">
              <text:p text:style-name="Table_20_Contents"><text:bookmark text:name="fikh"/><text:bookmark text:name="xaw4"/><text:bookmark text:name="ro2r"/></text:p>
            </table:table-cell>
          </table:table-row>
          <table:table-row table:style-name="Table1.26">
            <table:table-cell table:style-name="Table1.A2" office:value-type="string">
              <text:p text:style-name="Table_20_Contents"> # if ((not data) and (not multiplicative)) ... continue<text:bookmark text:name="n1cn"/><text:bookmark text:name="dszk"/></text:p>
            </table:table-cell>
            <table:table-cell table:style-name="Table1.B2" office:value-type="string">
              <text:p text:style-name="Table_20_Contents"><text:bookmark text:name="kt17"/><text:bookmark text:name="eik0"/><text:bookmark text:name="v:3u"/></text:p>
            </table:table-cell>
          </table:table-row>
          <table:table-row>
            <table:table-cell table:style-name="Table1.A2" office:value-type="string">
              <text:p text:style-name="Table_20_Contents">IRef<text:bookmark text:name="y-v6"/><text:bookmark text:name="yqrp"/></text:p>
            </table:table-cell>
            <table:table-cell table:style-name="Table1.B2" office:value-type="string">
              <text:p text:style-name="Table_20_Contents">int: flag if this contribution is a "standard" fastNLO table (=0) or a "reference table" (=1) which includes alphas, PDFs<text:bookmark text:name="s7uj"/><text:bookmark text:name="c_no"/><text:bookmark text:name="ieg-"/></text:p>
            </table:table-cell>
          </table:table-row>
          <table:table-row>
            <table:table-cell table:style-name="Table1.A2" office:value-type="string">
              <text:p text:style-name="Table_20_Contents">IScaleDep<text:bookmark text:name="z95i"/><text:bookmark text:name="ilfc"/></text:p>
            </table:table-cell>
            <table:table-cell table:style-name="Table1.B2" office:value-type="string">
              <text:p text:style-name="Table_20_Contents">int: flag for scale dependence of coefficients<text:bookmark text:name="bj_2"/><text:line-break/>=0: for "Born-type" coefficient with no scale dependence - as in LO, or LO corrections (some "New Physics")<text:bookmark text:name="pm_8"/><text:line-break/>=1: for standard fixed-order contributions (NLO, NNLO, ...) where coefficients depend on the scale in a special way  which allows a-posteriori scale variations<text:bookmark text:name="dagb"/><text:line-break/>=2: for contributions in which coefficients depend on the scale in a way which does not allow a-posteriori scale variations <text:bookmark text:name="phgi"/><text:bookmark text:name="pd_:"/></text:p>
            </table:table-cell>
          </table:table-row>
          <table:table-row>
            <table:table-cell table:style-name="Table1.A2" office:value-type="string">
              <text:p text:style-name="Table_20_Contents">Nevt<text:bookmark text:name="jmus"/><text:bookmark text:name="nnoi"/></text:p>
            </table:table-cell>
            <table:table-cell table:style-name="Table1.B2" office:value-type="string">
              <text:p text:style-name="Table_20_Contents">int: Number of Events (or Integration Points) used<text:bookmark text:name="rsju"/><text:line-break/>(important: in Fortran use Integer*8!!!)<text:bookmark text:name="xnkv"/><text:bookmark text:name="bcgn"/><text:bookmark text:name="o:ty"/></text:p>
            </table:table-cell>
          </table:table-row>
          <table:table-row>
            <table:table-cell table:style-name="Table1.A2" office:value-type="string">
              <text:p text:style-name="Table_20_Contents">Npow<text:bookmark text:name="f0_n"/><text:bookmark text:name="jlzc"/></text:p>
            </table:table-cell>
            <table:table-cell table:style-name="Table1.B2" office:value-type="string">
              <text:p text:style-name="Table_20_Contents">int: absolute order in alphas<text:bookmark text:name="ae4l"/><text:bookmark text:name="ae73"/><text:bookmark text:name="lx2a"/></text:p>
            </table:table-cell>
          </table:table-row>
          <table:table-row>
            <table:table-cell table:style-name="Table1.A2" office:value-type="string">
              <text:p text:style-name="Table_20_Contents">NPDF<text:bookmark text:name="ivj4"/><text:bookmark text:name="rk7y"/></text:p>
            </table:table-cell>
            <table:table-cell table:style-name="Table1.B2" office:value-type="string">
              <text:p text:style-name="Table_20_Contents">int: No. of PDFs involved (only choices: 0,1,2)<text:bookmark text:name="uw0."/><text:bookmark text:name="cgl5"/><text:bookmark text:name="ihvb"/></text:p>
            </table:table-cell>
          </table:table-row>
          <table:table-row>
            <table:table-cell table:style-name="Table1.A2" office:value-type="string">
              <text:p text:style-name="Table_20_Contents"># for i=1,NPDF<text:bookmark text:name="v9ww"/><text:bookmark text:name="lfsr"/></text:p>
            </table:table-cell>
            <table:table-cell table:style-name="Table1.B2" office:value-type="string">
              <text:p text:style-name="Table_20_Contents"><text:bookmark text:name="kye2"/><text:bookmark text:name="g1-s"/><text:bookmark text:name="q0r9"/></text:p>
            </table:table-cell>
          </table:table-row>
          <table:table-row>
            <table:table-cell table:style-name="Table1.A2" office:value-type="string">
              <text:p text:style-name="Table_20_Contents">  NPDFPDG(i)<text:bookmark text:name="ywzk"/><text:bookmark text:name="bi44"/></text:p>
            </table:table-cell>
            <table:table-cell table:style-name="Table1.B2" office:value-type="string">
              <text:p text:style-name="Table_20_Contents">int: PDG code of particle for i-th PDF (special values for nuclei)<text:bookmark text:name="ix_b"/><text:bookmark text:name="nv.2"/><text:bookmark text:name="v250"/></text:p>
            </table:table-cell>
          </table:table-row>
          <table:table-row>
            <table:table-cell table:style-name="Table1.A2" office:value-type="string">
              <text:p text:style-name="Table_20_Contents"># endfor(i)<text:bookmark text:name="f.-o"/><text:bookmark text:name="ce4q"/></text:p>
            </table:table-cell>
            <table:table-cell table:style-name="Table1.B2" office:value-type="string">
              <text:p text:style-name="Table_20_Contents"><text:bookmark text:name="cpcc"/><text:bookmark text:name="alu_"/><text:bookmark text:name="h_0e"/></text:p>
            </table:table-cell>
          </table:table-row>
          <table:table-row>
            <table:table-cell table:style-name="Table1.A2" office:value-type="string">
              <text:p text:style-name="Table_20_Contents">NPDFDim<text:bookmark text:name="wvf6"/><text:bookmark text:name="gt4f"/></text:p>
            </table:table-cell>
            <table:table-cell table:style-name="Table1.B2" office:value-type="string">
              <text:p text:style-name="Table_20_Contents">int: No. of 'Dimensions' in which PDFs are stored<text:bookmark text:name="bz5t"/><text:line-break/> =0 linear (for NPDF=1)<text:bookmark text:name="gkg1"/><text:line-break/> =1 half matrix (for NPDF=2 using symmetries)<text:bookmark text:name="vgov"/><text:line-break/> =2 full matrix (for NPDF=2 w/o symmetries)<text:bookmark text:name="kkn3"/><text:bookmark text:name="a4:d"/><text:bookmark text:name="zico"/></text:p>
            </table:table-cell>
          </table:table-row>
          <table:table-row>
            <table:table-cell table:style-name="Table1.A2" office:value-type="string">
              <text:p text:style-name="Table_20_Contents">NFragFunc<text:bookmark text:name="s23c"/><text:bookmark text:name="u3bh"/></text:p>
            </table:table-cell>
            <table:table-cell table:style-name="Table1.B2" office:value-type="string">
              <text:p text:style-name="Table_20_Contents">int: No. of Fragmentation Functions (FFs) involved<text:bookmark text:name="p7ib"/><text:bookmark text:name="m15r"/><text:bookmark text:name="dh2q"/></text:p>
            </table:table-cell>
          </table:table-row>
          <table:table-row>
            <table:table-cell table:style-name="Table1.A2" office:value-type="string">
              <text:p text:style-name="Table_20_Contents"># for i=1,NFRagFunc<text:bookmark text:name="yz5j"/><text:bookmark text:name="r0xf"/></text:p>
            </table:table-cell>
            <table:table-cell table:style-name="Table1.B2" office:value-type="string">
              <text:p text:style-name="Table_20_Contents"><text:bookmark text:name="r4w6"/><text:bookmark text:name="a9o7"/><text:bookmark text:name="rwzh"/></text:p>
            </table:table-cell>
          </table:table-row>
          <table:table-row>
            <table:table-cell table:style-name="Table1.A2" office:value-type="string">
              <text:p text:style-name="Table_20_Contents">  NFFPDG(i)<text:bookmark text:name="ozoa"/><text:bookmark text:name="nuz5"/></text:p>
            </table:table-cell>
            <table:table-cell table:style-name="Table1.B2" office:value-type="string">
              <text:p text:style-name="Table_20_Contents">int: PDF code of particle for i-th Fragmentation Function<text:bookmark text:name="lxcn"/><text:bookmark text:name="kkl6"/><text:bookmark text:name="px19"/></text:p>
            </table:table-cell>
          </table:table-row>
          <table:table-row>
            <table:table-cell table:style-name="Table1.A2" office:value-type="string">
              <text:p text:style-name="Table_20_Contents"># endfor(i)<text:bookmark text:name="cmzl"/><text:bookmark text:name="dl66"/></text:p>
            </table:table-cell>
            <table:table-cell table:style-name="Table1.B2" office:value-type="string">
              <text:p text:style-name="Table_20_Contents"><text:bookmark text:name="lux1"/><text:bookmark text:name="zke4"/><text:bookmark text:name="rl_t"/></text:p>
            </table:table-cell>
          </table:table-row>
          <table:table-row>
            <table:table-cell table:style-name="Table1.A2" office:value-type="string">
              <text:p text:style-name="Table_20_Contents">NFFDim<text:bookmark text:name="haqo"/><text:bookmark text:name="ljig"/></text:p>
            </table:table-cell>
            <table:table-cell table:style-name="Table1.B2" office:value-type="string">
              <text:p text:style-name="Table_20_Contents">int: Flag how FFs are stored (to be defined ...)<text:bookmark text:name="emi4"/><text:bookmark text:name="jg4b"/><text:bookmark text:name="g-ki"/></text:p>
            </table:table-cell>
          </table:table-row>
          <table:table-row>
            <table:table-cell table:style-name="Table1.A2" office:value-type="string">
              <text:p text:style-name="Table_20_Contents">NSubproc<text:bookmark text:name="d4s0"/><text:bookmark text:name="p::b"/></text:p>
            </table:table-cell>
            <table:table-cell table:style-name="Table1.B2" office:value-type="string">
              <text:p text:style-name="Table_20_Contents">int: No. of partonic Subprocesses - comment: this is redundant with the next flag, but still kept!)<text:bookmark text:name="bdii"/><text:bookmark text:name="iv6m"/><text:bookmark text:name="ejgi"/></text:p>
            </table:table-cell>
          </table:table-row>
          <table:table-row>
            <table:table-cell table:style-name="Table1.A2" office:value-type="string">
              <text:p text:style-name="Table_20_Contents">IPDFdef1<text:bookmark text:name="ezlu"/><text:bookmark text:name="psx2"/></text:p>
            </table:table-cell>
            <table:table-cell table:style-name="Table1.B2" office:value-type="string">
              <text:p text:style-name="Table_20_Contents">int: 1st Flag to define PDF linear combinations corresponding to partonic subprocesses (0:not specified-see single coeff 1:e+e- 2: incl DIS, 3:hh/hh-bar-jets 4:hH different hadrons(gamma-p))<text:bookmark text:name="wl61"/><text:bookmark text:name="f253"/><text:bookmark text:name="b03j"/></text:p>
            </table:table-cell>
          </table:table-row>
          <table:table-row>
            <table:table-cell table:style-name="Table1.A2" office:value-type="string">
              <text:p text:style-name="Table_20_Contents">IPDFdef2<text:bookmark text:name="sm3w"/><text:bookmark text:name="mucg"/></text:p>
            </table:table-cell>
            <table:table-cell table:style-name="Table1.B2" office:value-type="string">
              <text:p text:style-name="Table_20_Contents">int: 2nd Flag to define PDF linear combinations<text:bookmark text:name="ah4y"/><text:line-break/>if IPDFdef1 = 1<text:bookmark text:name="orot"/><text:line-break/><text:bookmark text:name="avwd"/><text:line-break/>if IPDFdef1 = 2<text:bookmark text:name="hzvz"/><text:line-break/>0: NC DIS<text:bookmark text:name="omfd"/><text:line-break/>1: direct gammaP<text:bookmark text:name="ym_k0"/><text:line-break/>2: resolved gammaP<text:bookmark text:name="p0ky"/><text:bookmark text:name="n4_x"/><text:bookmark text:name="auvh"/></text:p>
            </table:table-cell>
          </table:table-row>
          <table:table-row>
            <table:table-cell table:style-name="Table1.A2" office:value-type="string">
              <text:p text:style-name="Table_20_Contents">IPDFdef3<text:bookmark text:name="dk2m"/><text:bookmark text:name="m.8x"/></text:p>
            </table:table-cell>
            <table:table-cell table:style-name="Table1.B2" office:value-type="string">
              <text:p text:style-name="Table_20_Contents">int: 3rd Flag to define PDF linear combinations <text:bookmark text:name="sf9i"/><text:bookmark text:name="dsfk"/></text:p>
            </table:table-cell>
          </table:table-row>
          <table:table-row>
            <table:table-cell table:style-name="Table1.A2" office:value-type="string">
              <text:p text:style-name="Table_20_Contents">IPDFCoeff (obsolete - not used!!)<text:bookmark text:name="m6k_"/><text:bookmark text:name="k4gh"/></text:p>
            </table:table-cell>
            <table:table-cell table:style-name="Table1.B2" office:value-type="string">
              <text:p text:style-name="Table_20_Contents">int: Flag for predefined sets of PDF coefficients<text:bookmark text:name="e480"/><text:line-break/> =0  not specified -&gt; specify all n*13^m coeficients below<text:bookmark text:name="gb3x"/><text:line-break/> else:<text:bookmark text:name="ahmk"/><text:line-break/> ee &lt;1000000; ep 1000000's; pp 2000000's<text:bookmark text:name="s_25"/><text:line-break/><text:bookmark text:name="c0_a"/><text:line-break/> 1000101: incl DIS LO - 1 subproc ~ sum(e^2 q)<text:bookmark text:name="h7wm"/><text:line-break/> 1000102: incl DIS NLO - 2 subproc ~ sum(e^2 q), g<text:bookmark text:name="wb7l"/><text:line-break/> 1000103: incl DIS N^nLO - 3 subproc ~ sum(e^2 q),g,sum(q)<text:bookmark text:name="bmm8"/><text:line-break/> 1000110's: same with e/w corrections<text:bookmark text:name="dkdm"/><text:line-break/><text:bookmark text:name="zuy6"/><text:line-break/> 2000101: jets LO (6 subproc)<text:bookmark text:name="v-hg"/><text:line-break/> 2000102: jets N^nLO (7 subproc)<text:bookmark text:name="wjen"/><text:line-break/> 2000110's jet w/ e/w corrections (? subproc)<text:bookmark text:name="sn:j"/><text:line-break/><text:bookmark text:name="hsh0"/><text:line-break/> 2000201: Z LO<text:bookmark text:name="svgl"/><text:line-break/> 2000202: Z NLO<text:bookmark text:name="f6lm"/><text:line-break/> 2000203: Z NNLO<text:bookmark text:name="yt10"/><text:line-break/> 2000300's same for W<text:bookmark text:name="w7og"/><text:bookmark text:name="rtyk"/><text:bookmark text:name="d3nu"/></text:p>
            </table:table-cell>
          </table:table-row>
          <table:table-row table:style-name="Table1.26">
            <table:table-cell table:style-name="Table1.A2" office:value-type="string">
              <text:p text:style-name="Table_20_Contents">*** if IPDFdef1=0<text:bookmark text:name="h.ju"/><text:bookmark text:name="ia8v"/></text:p>
            </table:table-cell>
            <table:table-cell table:style-name="Table1.B2" office:value-type="string">
              <text:p text:style-name="Table_20_Contents">if there is no predefined set for the PDF linear combinations, all single PDF coefficients will be stored here<text:bookmark text:name="qxti"/><text:bookmark text:name="yw6g"/><text:bookmark text:name="vgvh"/></text:p>
            </table:table-cell>
          </table:table-row>
          <table:table-row table:style-name="Table1.26">
            <table:table-cell table:style-name="Table1.A2" office:value-type="string">
              <text:p text:style-name="Table_20_Contents">## for k=1,NSubproc<text:bookmark text:name="c65i"/><text:bookmark text:name="lkmr"/></text:p>
            </table:table-cell>
            <table:table-cell table:style-name="Table1.B2" office:value-type="string">
              <text:p text:style-name="Table_20_Contents"><text:bookmark text:name="csa0"/><text:bookmark text:name="mq18"/><text:bookmark text:name="z:lf"/></text:p>
            </table:table-cell>
          </table:table-row>
          <table:table-row table:style-name="Table1.26">
            <table:table-cell table:style-name="Table1.A2" office:value-type="string">
              <text:p text:style-name="Table_20_Contents"><text:bookmark text:name="ga_a"/><text:bookmark text:name="iua:"/></text:p>
            </table:table-cell>
            <table:table-cell table:style-name="Table1.B2" office:value-type="string">
              <text:p text:style-name="Table_20_Contents">to be filled<text:bookmark text:name="nsup"/><text:bookmark text:name="gfbz"/><text:bookmark text:name="xap-"/></text:p>
            </table:table-cell>
          </table:table-row>
          <table:table-row table:style-name="Table1.131">
            <table:table-cell table:style-name="Table1.A2" office:value-type="string">
              <text:p text:style-name="Table_20_Contents">&gt;&gt; case NPDF=1<text:bookmark text:name="ozvv"/><text:bookmark text:name="g.8t"/></text:p>
            </table:table-cell>
            <table:table-cell table:style-name="Table1.B2" office:value-type="string">
              <text:p text:style-name="Table_20_Contents"><text:bookmark text:name="u2_e"/><text:bookmark text:name="tir_"/><text:bookmark text:name="p8_a"/></text:p>
            </table:table-cell>
          </table:table-row>
          <table:table-row table:style-name="Table1.26">
            <table:table-cell table:style-name="Table1.A2" office:value-type="string">
              <text:p text:style-name="Table_20_Contents"><text:bookmark text:name="ku20"/><text:bookmark text:name="gt2c"/></text:p>
            </table:table-cell>
            <table:table-cell table:style-name="Table1.B2" office:value-type="string">
              <text:p text:style-name="Table_20_Contents"><text:bookmark text:name="a4gg"/><text:bookmark text:name="u8q8"/><text:bookmark text:name="jclf"/></text:p>
            </table:table-cell>
          </table:table-row>
          <table:table-row table:style-name="Table1.131">
            <table:table-cell table:style-name="Table1.A2" office:value-type="string">
              <text:p text:style-name="Table_20_Contents">&gt;&gt; case NPDF=2<text:bookmark text:name="tp0m"/><text:bookmark text:name="wb7e"/></text:p>
            </table:table-cell>
            <table:table-cell table:style-name="Table1.B2" office:value-type="string">
              <text:p text:style-name="Table_20_Contents"><text:bookmark text:name="opw6"/><text:bookmark text:name="d35n"/><text:bookmark text:name="t3ma"/></text:p>
            </table:table-cell>
          </table:table-row>
          <table:table-row table:style-name="Table1.26">
            <table:table-cell table:style-name="Table1.A2" office:value-type="string">
              <text:p text:style-name="Table_20_Contents"><text:bookmark text:name="fz6j"/><text:bookmark text:name="l-:v"/></text:p>
            </table:table-cell>
            <table:table-cell table:style-name="Table1.B2" office:value-type="string">
              <text:p text:style-name="Table_20_Contents"><text:bookmark text:name="nhdc"/><text:bookmark text:name="j9r4"/><text:bookmark text:name="ilmp"/></text:p>
            </table:table-cell>
          </table:table-row>
          <table:table-row table:style-name="Table1.26">
            <table:table-cell table:style-name="Table1.A2" office:value-type="string">
              <text:p text:style-name="Table_20_Contents">## endfor(k)<text:bookmark text:name="b84l"/><text:bookmark text:name="wgaq"/></text:p>
            </table:table-cell>
            <table:table-cell table:style-name="Table1.B2" office:value-type="string">
              <text:p text:style-name="Table_20_Contents"><text:bookmark text:name="u_xc"/><text:bookmark text:name="ru_g"/><text:bookmark text:name="n50t"/></text:p>
            </table:table-cell>
          </table:table-row>
          <table:table-row table:style-name="Table1.26">
            <table:table-cell table:style-name="Table1.A2" office:value-type="string">
              <text:p text:style-name="Table_20_Contents"><text:bookmark text:name="ld0b"/><text:bookmark text:name="q88-"/></text:p>
            </table:table-cell>
            <table:table-cell table:style-name="Table1.B2" office:value-type="string">
              <text:p text:style-name="Table_20_Contents">comment: as far as I see, a similar procedure is not needed for FFs<text:bookmark text:name="p53j"/><text:bookmark text:name="b4y1"/><text:bookmark text:name="w1jf"/></text:p>
            </table:table-cell>
          </table:table-row>
          <table:table-row>
            <table:table-cell table:style-name="Table1.A2" office:value-type="string">
              <text:p text:style-name="Table_20_Contents"><text:bookmark text:name="kz_0"/><text:bookmark text:name="esmu"/></text:p>
            </table:table-cell>
            <table:table-cell table:style-name="Table1.B2" office:value-type="string">
              <text:p text:style-name="Table_20_Contents"><text:bookmark text:name="tytm"/><text:bookmark text:name="p018"/><text:bookmark text:name="xznh"/></text:p>
            </table:table-cell>
          </table:table-row>
          <table:table-row>
            <table:table-cell table:style-name="Table1.A2" office:value-type="string">
              <text:p text:style-name="Table_20_Contents"><text:bookmark text:name="u382"/><text:bookmark text:name="ub9i"/></text:p>
            </table:table-cell>
            <table:table-cell table:style-name="Table1.B2" office:value-type="string">
              <text:p text:style-name="Table_20_Contents"><text:bookmark text:name="beh8"/><text:bookmark text:name="hxdp"/><text:bookmark text:name="fkto"/></text:p>
            </table:table-cell>
          </table:table-row>
          <table:table-row table:style-name="Table1.26">
            <table:table-cell table:style-name="Table1.A2" office:value-type="string">
              <text:p text:style-name="Table_20_Contents">*** if NPDF&gt;0<text:bookmark text:name="rq8i"/><text:bookmark text:name="h.:0"/></text:p>
            </table:table-cell>
            <table:table-cell table:style-name="Table1.B2" office:value-type="string">
              <text:p text:style-name="Table_20_Contents"><text:bookmark text:name="s53-"/><text:bookmark text:name="ovk4"/><text:bookmark text:name="jz46"/></text:p>
            </table:table-cell>
          </table:table-row>
          <table:table-row table:style-name="Table1.26">
            <table:table-cell table:style-name="Table1.A2" office:value-type="string">
              <text:p text:style-name="Table_20_Contents">## for i=1,NObsBin<text:bookmark text:name="e9b4"/><text:bookmark text:name="ez6v"/></text:p>
            </table:table-cell>
            <table:table-cell table:style-name="Table1.B2" office:value-type="string">
              <text:p text:style-name="Table_20_Contents"><text:bookmark text:name="vs__"/><text:bookmark text:name="a_qu"/><text:bookmark text:name="y68o"/></text:p>
            </table:table-cell>
          </table:table-row>
          <table:table-row table:style-name="Table1.26">
            <table:table-cell table:style-name="Table1.A2" office:value-type="string">
              <text:p text:style-name="Table_20_Contents"> Nxtot1(i)<text:bookmark text:name="h8fd"/><text:bookmark text:name="t3dp"/></text:p>
            </table:table-cell>
            <table:table-cell table:style-name="Table1.B2" office:value-type="string">
              <text:p text:style-name="Table_20_Contents">int: No. of x-nodes (in 1st dimension of PDF array) <text:bookmark text:name="itio"/><text:bookmark text:name="y9.6"/></text:p>
            </table:table-cell>
          </table:table-row>
          <table:table-row table:style-name="Table1.26">
            <table:table-cell table:style-name="Table1.A2" office:value-type="string">
              <text:p text:style-name="Table_20_Contents"># for j=1,Nxtot1(i)<text:bookmark text:name="nf59"/><text:bookmark text:name="gt:c"/></text:p>
            </table:table-cell>
            <table:table-cell table:style-name="Table1.B2" office:value-type="string">
              <text:p text:style-name="Table_20_Contents"><text:bookmark text:name="dclk"/><text:bookmark text:name="ks0y"/><text:bookmark text:name="m-ix"/></text:p>
            </table:table-cell>
          </table:table-row>
          <table:table-row table:style-name="Table1.26">
            <table:table-cell table:style-name="Table1.A2" office:value-type="string">
              <text:p text:style-name="Table_20_Contents">  XNode1(i)(j)<text:bookmark text:name="n4ir"/><text:bookmark text:name="vr6-"/></text:p>
            </table:table-cell>
            <table:table-cell table:style-name="Table1.B2" office:value-type="string">
              <text:p text:style-name="Table_20_Contents">dbl: x-values of nodes where PDFs are evaluated<text:bookmark text:name="k-24"/><text:bookmark text:name="depa"/><text:bookmark text:name="hz_.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for(j)<text:bookmark text:name="yx7:"/><text:bookmark text:name="b_he"/></text:p>
            </table:table-cell>
            <table:table-cell table:style-name="Table1.B2" office:value-type="string">
              <text:p text:style-name="Table_20_Contents"><text:bookmark text:name="squc"/><text:bookmark text:name="fdhb"/><text:bookmark text:name="jeb5"/></text:p>
            </table:table-cell>
          </table:table-row>
          <table:table-row table:style-name="Table1.26">
            <table:table-cell table:style-name="Table1.A2" office:value-type="string">
              <text:p text:style-name="Table_20_Contents">## endfor(i)<text:bookmark text:name="lpfl"/><text:bookmark text:name="sl6s"/></text:p>
            </table:table-cell>
            <table:table-cell table:style-name="Table1.B2" office:value-type="string">
              <text:p text:style-name="Table_20_Contents"><text:bookmark text:name="uu9m"/><text:bookmark text:name="s-78"/><text:bookmark text:name="o3cv"/></text:p>
            </table:table-cell>
          </table:table-row>
          <table:table-row table:style-name="Table1.26">
            <table:table-cell table:style-name="Table1.A2" office:value-type="string">
              <text:p text:style-name="Table_20_Contents"><text:bookmark text:name="bh_d"/><text:bookmark text:name="is8n"/></text:p>
            </table:table-cell>
            <table:table-cell table:style-name="Table1.B2" office:value-type="string">
              <text:p text:style-name="Table_20_Contents"><text:bookmark text:name="undx"/><text:bookmark text:name="a05l"/><text:bookmark text:name="j_8t"/></text:p>
            </table:table-cell>
          </table:table-row>
          <table:table-row table:style-name="Table1.131">
            <table:table-cell table:style-name="Table1.A2" office:value-type="string">
              <text:p text:style-name="Table_20_Contents">*** if NPDFdim=2<text:bookmark text:name="f.vl"/><text:bookmark text:name="jucj"/></text:p>
            </table:table-cell>
            <table:table-cell table:style-name="Table1.B2" office:value-type="string">
              <text:p text:style-name="Table_20_Contents">if we use a full matrix to store coefficients<text:bookmark text:name="rcxd"/><text:bookmark text:name="kh0m"/><text:bookmark text:name="tu_g"/></text:p>
            </table:table-cell>
          </table:table-row>
          <table:table-row table:style-name="Table1.131">
            <table:table-cell table:style-name="Table1.A2" office:value-type="string">
              <text:p text:style-name="Table_20_Contents">## for j=1,NObsBin<text:bookmark text:name="yutg"/><text:bookmark text:name="yh.b"/></text:p>
            </table:table-cell>
            <table:table-cell table:style-name="Table1.B2" office:value-type="string">
              <text:p text:style-name="Table_20_Contents"><text:bookmark text:name="zczt"/><text:bookmark text:name="vw70"/><text:bookmark text:name="hj37"/></text:p>
            </table:table-cell>
          </table:table-row>
          <table:table-row table:style-name="Table1.131">
            <table:table-cell table:style-name="Table1.A2" office:value-type="string">
              <text:p text:style-name="Table_20_Contents">Nxtot2(i)<text:bookmark text:name="bm7r"/><text:bookmark text:name="o-r8"/></text:p>
            </table:table-cell>
            <table:table-cell table:style-name="Table1.B2" office:value-type="string">
              <text:p text:style-name="Table_20_Contents">int: No. of x-nodes in 2nd dimension of PDF array for i-th ObsBin<text:bookmark text:name="ns6y"/><text:bookmark text:name="r6ek"/><text:bookmark text:name="jrwc"/></text:p>
            </table:table-cell>
          </table:table-row>
          <table:table-row table:style-name="Table1.131">
            <table:table-cell table:style-name="Table1.A2" office:value-type="string">
              <text:p text:style-name="Table_20_Contents"># for i=1,Nxtot2(i)<text:bookmark text:name="yebr"/><text:bookmark text:name="tif8"/></text:p>
            </table:table-cell>
            <table:table-cell table:style-name="Table1.B2" office:value-type="string">
              <text:p text:style-name="Table_20_Contents"><text:bookmark text:name="lxfv"/><text:bookmark text:name="qve3"/><text:bookmark text:name="hurv"/></text:p>
            </table:table-cell>
          </table:table-row>
          <table:table-row table:style-name="Table1.131">
            <table:table-cell table:style-name="Table1.A2" office:value-type="string">
              <text:p text:style-name="Table_20_Contents">Xnode2(i)(j)<text:bookmark text:name="zk6t"/><text:bookmark text:name="ye2t"/></text:p>
            </table:table-cell>
            <table:table-cell table:style-name="Table1.B2" office:value-type="string">
              <text:p text:style-name="Table_20_Contents">dbl: x-values of nodes in 2nd dim where PDF are evaluated<text:bookmark text:name="q33v"/><text:bookmark text:name="jxdx"/><text:bookmark text:name="oa78"/></text:p>
            </table:table-cell>
          </table:table-row>
          <table:table-row table:style-name="Table1.131">
            <table:table-cell table:style-name="Table1.A2" office:value-type="string">
              <text:p text:style-name="Table_20_Contents"># endfor(i)<text:bookmark text:name="gj0g"/><text:bookmark text:name="v:-y"/></text:p>
            </table:table-cell>
            <table:table-cell table:style-name="Table1.B2" office:value-type="string">
              <text:p text:style-name="Table_20_Contents"><text:bookmark text:name="vnj5"/><text:bookmark text:name="ylo2"/><text:bookmark text:name="ccau"/></text:p>
            </table:table-cell>
          </table:table-row>
          <table:table-row table:style-name="Table1.131">
            <table:table-cell table:style-name="Table1.A2" office:value-type="string">
              <text:p text:style-name="Table_20_Contents">## endfor(j)<text:bookmark text:name="ks4k"/><text:bookmark text:name="z.83"/></text:p>
            </table:table-cell>
            <table:table-cell table:style-name="Table1.B2" office:value-type="string">
              <text:p text:style-name="Table_20_Contents"><text:bookmark text:name="vwz3"/><text:bookmark text:name="scvw"/><text:bookmark text:name="gf2_"/></text:p>
            </table:table-cell>
          </table:table-row>
          <table:table-row table:style-name="Table1.131">
            <table:table-cell table:style-name="Table1.A2" office:value-type="string">
              <text:p text:style-name="Table_20_Contents">*** endif (NPDFdim)<text:bookmark text:name="t3tu"/><text:bookmark text:name="cq6o"/></text:p>
            </table:table-cell>
            <table:table-cell table:style-name="Table1.B2" office:value-type="string">
              <text:p text:style-name="Table_20_Contents"><text:bookmark text:name="g7bv"/><text:bookmark text:name="lmx2"/><text:bookmark text:name="g.n:"/></text:p>
            </table:table-cell>
          </table:table-row>
          <table:table-row table:style-name="Table1.26">
            <table:table-cell table:style-name="Table1.A2" office:value-type="string">
              <text:p text:style-name="Table_20_Contents">*** endif (NPDF)<text:bookmark text:name="u8dl"/><text:bookmark text:name="imds"/></text:p>
            </table:table-cell>
            <table:table-cell table:style-name="Table1.B2" office:value-type="string">
              <text:p text:style-name="Table_20_Contents"><text:bookmark text:name="y:5n"/><text:bookmark text:name="mr82"/><text:bookmark text:name="oc07"/></text:p>
            </table:table-cell>
          </table:table-row>
          <table:table-row>
            <table:table-cell table:style-name="Table1.A2" office:value-type="string">
              <text:p text:style-name="Table_20_Contents"><text:bookmark text:name="h7zp"/><text:bookmark text:name="rqcu"/></text:p>
            </table:table-cell>
            <table:table-cell table:style-name="Table1.B2" office:value-type="string">
              <text:p text:style-name="Table_20_Contents"><text:bookmark text:name="fra5"/><text:bookmark text:name="r28p"/><text:bookmark text:name="ls.x"/></text:p>
            </table:table-cell>
          </table:table-row>
          <table:table-row table:style-name="Table1.26">
            <table:table-cell table:style-name="Table1.A2" office:value-type="string">
              <text:p text:style-name="Table_20_Contents">*** if NFragFunc =&gt;0<text:bookmark text:name="jb9k"/><text:bookmark text:name="b2_o"/></text:p>
            </table:table-cell>
            <table:table-cell table:style-name="Table1.B2" office:value-type="string">
              <text:p text:style-name="Table_20_Contents"><text:bookmark text:name="wc8:"/><text:bookmark text:name="t2gl"/><text:bookmark text:name="pdlb"/></text:p>
            </table:table-cell>
          </table:table-row>
          <table:table-row table:style-name="Table1.26">
            <table:table-cell table:style-name="Table1.A2" office:value-type="string">
              <text:p text:style-name="Table_20_Contents">## for i=1,NObsBin<text:bookmark text:name="fq4y"/><text:bookmark text:name="xqkn"/></text:p>
            </table:table-cell>
            <table:table-cell table:style-name="Table1.B2" office:value-type="string">
              <text:p text:style-name="Table_20_Contents"><text:bookmark text:name="eg-i"/><text:bookmark text:name="skjn"/><text:bookmark text:name="rov_"/></text:p>
            </table:table-cell>
          </table:table-row>
          <table:table-row table:style-name="Table1.26">
            <table:table-cell table:style-name="Table1.A2" office:value-type="string">
              <text:p text:style-name="Table_20_Contents">Nztot(i)<text:bookmark text:name="y:yj"/><text:bookmark text:name="dcbz"/></text:p>
            </table:table-cell>
            <table:table-cell table:style-name="Table1.B2" office:value-type="string">
              <text:p text:style-name="Table_20_Contents">int: total No. of z-nodes to cover FF's matrix (flexible for each Obs. Bin)<text:bookmark text:name="dzxf"/><text:bookmark text:name="fn4e"/><text:bookmark text:name="nt.0"/></text:p>
            </table:table-cell>
          </table:table-row>
          <table:table-row table:style-name="Table1.26">
            <table:table-cell table:style-name="Table1.A2" office:value-type="string">
              <text:p text:style-name="Table_20_Contents"># for j=1,Nztot<text:bookmark text:name="yg4m"/><text:bookmark text:name="t.jd"/></text:p>
            </table:table-cell>
            <table:table-cell table:style-name="Table1.B2" office:value-type="string">
              <text:p text:style-name="Table_20_Contents"><text:bookmark text:name="q.:h"/><text:bookmark text:name="fuzj"/><text:bookmark text:name="qk:i"/></text:p>
            </table:table-cell>
          </table:table-row>
          <table:table-row table:style-name="Table1.26">
            <table:table-cell table:style-name="Table1.A2" office:value-type="string">
              <text:p text:style-name="Table_20_Contents">  Znode(i)(j)<text:bookmark text:name="o_5l"/><text:bookmark text:name="fn2m"/></text:p>
            </table:table-cell>
            <table:table-cell table:style-name="Table1.B2" office:value-type="string">
              <text:p text:style-name="Table_20_Contents">dbl: z-nodes at which FFs are evaluated<text:bookmark text:name="d3:-"/><text:bookmark text:name="mfoa"/><text:bookmark text:name="sapr"/></text:p>
            </table:table-cell>
          </table:table-row>
          <table:table-row table:style-name="Table1.26">
            <table:table-cell table:style-name="Table1.A2" office:value-type="string">
              <text:p text:style-name="Table_20_Contents"># endfor(j)<text:bookmark text:name="eorm"/><text:bookmark text:name="dljw"/></text:p>
            </table:table-cell>
            <table:table-cell table:style-name="Table1.B2" office:value-type="string">
              <text:p text:style-name="Table_20_Contents"><text:bookmark text:name="a7db"/><text:bookmark text:name="fzgj"/><text:bookmark text:name="z6zr"/></text:p>
            </table:table-cell>
          </table:table-row>
          <table:table-row table:style-name="Table1.26">
            <table:table-cell table:style-name="Table1.A2" office:value-type="string">
              <text:p text:style-name="Table_20_Contents">## endfor(i)<text:bookmark text:name="j25c"/><text:bookmark text:name="w6z8"/></text:p>
            </table:table-cell>
            <table:table-cell table:style-name="Table1.B2" office:value-type="string">
              <text:p text:style-name="Table_20_Contents"><text:bookmark text:name="o7db"/><text:bookmark text:name="k97g"/><text:bookmark text:name="ndvj"/></text:p>
            </table:table-cell>
          </table:table-row>
          <table:table-row table:style-name="Table1.26">
            <table:table-cell table:style-name="Table1.A2" office:value-type="string">
              <text:p text:style-name="Table_20_Contents">*** endif (NFragFunc)<text:bookmark text:name="oymm"/><text:bookmark text:name="meu3"/></text:p>
            </table:table-cell>
            <table:table-cell table:style-name="Table1.B2" office:value-type="string">
              <text:p text:style-name="Table_20_Contents">comment: the concept of treating FFs is not yet fully worked out<text:bookmark text:name="pi2f"/><text:bookmark text:name="sf67"/><text:bookmark text:name="apy_"/></text:p>
            </table:table-cell>
          </table:table-row>
          <table:table-row>
            <table:table-cell table:style-name="Table1.A2" office:value-type="string">
              <text:p text:style-name="Table_20_Contents"><text:bookmark text:name="xl22"/><text:bookmark text:name="gtfe"/></text:p>
            </table:table-cell>
            <table:table-cell table:style-name="Table1.B2" office:value-type="string">
              <text:p text:style-name="Table_20_Contents"><text:bookmark text:name="mbs_"/><text:bookmark text:name="wqur"/><text:bookmark text:name="qp2a"/></text:p>
            </table:table-cell>
          </table:table-row>
          <table:table-row>
            <table:table-cell table:style-name="Table1.A2" office:value-type="string">
              <text:p text:style-name="Table_20_Contents">NScales<text:bookmark text:name="eagh"/><text:bookmark text:name="p_28"/></text:p>
            </table:table-cell>
            <table:table-cell table:style-name="Table1.B2" office:value-type="string">
              <text:p text:style-name="Table_20_Contents">int: No. of scales involved<text:bookmark text:name="ta:y"/><text:line-break/>1st mur, then muf for all PDFs, then muF for all FFs<text:bookmark text:name="j_8r"/><text:bookmark text:name="ogk1"/><text:bookmark text:name="givx"/></text:p>
            </table:table-cell>
          </table:table-row>
          <table:table-row>
            <table:table-cell table:style-name="Table1.A2" office:value-type="string">
              <text:p text:style-name="Table_20_Contents">NScaleDim<text:bookmark text:name="gd2o"/><text:bookmark text:name="bzq9"/></text:p>
            </table:table-cell>
            <table:table-cell table:style-name="Table1.B2" office:value-type="string">
              <text:p text:style-name="Table_20_Contents">int: No. of dimensions in which scales are stored<text:bookmark text:name="wkxz"/><text:bookmark text:name="c8yg"/><text:bookmark text:name="jm7y"/></text:p>
            </table:table-cell>
          </table:table-row>
          <table:table-row>
            <table:table-cell table:style-name="Table1.A2" office:value-type="string">
              <text:p text:style-name="Table_20_Contents"># for i=1,Nscales<text:bookmark text:name="l-ln"/><text:bookmark text:name="jbit"/></text:p>
            </table:table-cell>
            <table:table-cell table:style-name="Table1.B2" office:value-type="string">
              <text:p text:style-name="Table_20_Contents"><text:bookmark text:name="fc:s"/><text:bookmark text:name="g1g5"/><text:bookmark text:name="luaw"/></text:p>
            </table:table-cell>
          </table:table-row>
          <table:table-row>
            <table:table-cell table:style-name="Table1.A2" office:value-type="string">
              <text:p text:style-name="Table_20_Contents">  Iscale(i)<text:bookmark text:name="lqm4"/><text:bookmark text:name="hgq3"/></text:p>
            </table:table-cell>
            <table:table-cell table:style-name="Table1.B2" office:value-type="string">
              <text:p text:style-name="Table_20_Contents">int: pointer to dimension in which i-th scale is stored<text:bookmark text:name="or:d"/><text:bookmark text:name="tm_r"/><text:bookmark text:name="zist"/></text:p>
            </table:table-cell>
          </table:table-row>
          <table:table-row>
            <table:table-cell table:style-name="Table1.A2" office:value-type="string">
              <text:p text:style-name="Table_20_Contents"># endfor (i)<text:bookmark text:name="hd:t"/><text:bookmark text:name="mal1"/></text:p>
            </table:table-cell>
            <table:table-cell table:style-name="Table1.B2" office:value-type="string">
              <text:p text:style-name="Table_20_Contents"><text:bookmark text:name="iphx"/><text:bookmark text:name="lwez"/><text:bookmark text:name="sk-n"/></text:p>
            </table:table-cell>
          </table:table-row>
          <table:table-row>
            <table:table-cell table:style-name="Table1.A2" office:value-type="string">
              <text:p text:style-name="Table_20_Contents"><text:bookmark text:name="cv72"/><text:bookmark text:name="bffb"/></text:p>
            </table:table-cell>
            <table:table-cell table:style-name="Table1.B2" office:value-type="string">
              <text:p text:style-name="Table_20_Contents"><text:bookmark text:name="c_s4"/><text:bookmark text:name="sg6b"/><text:bookmark text:name="ad7p"/></text:p>
            </table:table-cell>
          </table:table-row>
          <table:table-row>
            <table:table-cell table:style-name="Table1.A2" office:value-type="string">
              <text:p text:style-name="Table_20_Contents">## for i=1,Nscaledim<text:bookmark text:name="zfha"/><text:bookmark text:name="ys5j"/></text:p>
            </table:table-cell>
            <table:table-cell table:style-name="Table1.B2" office:value-type="string">
              <text:p text:style-name="Table_20_Contents"><text:bookmark text:name="m_75"/><text:bookmark text:name="r76n"/><text:bookmark text:name="x.qw"/></text:p>
            </table:table-cell>
          </table:table-row>
          <table:table-row>
            <table:table-cell table:style-name="Table1.A2" office:value-type="string">
              <text:p text:style-name="Table_20_Contents">  NscaleDescript(i)<text:bookmark text:name="n0q_"/><text:bookmark text:name="xvmw"/></text:p>
            </table:table-cell>
            <table:table-cell table:style-name="Table1.B2" office:value-type="string">
              <text:p text:style-name="Table_20_Contents">int: No. of Description strings for i-th scale dimension<text:bookmark text:name="ckna"/><text:bookmark text:name="t5wf"/><text:bookmark text:name="m63b"/></text:p>
            </table:table-cell>
          </table:table-row>
          <table:table-row>
            <table:table-cell table:style-name="Table1.A2" office:value-type="string">
              <text:p text:style-name="Table_20_Contents">  # for j=1,Nscaledescript(i)<text:bookmark text:name="pyq:"/><text:bookmark text:name="ll4j"/></text:p>
            </table:table-cell>
            <table:table-cell table:style-name="Table1.B2" office:value-type="string">
              <text:p text:style-name="Table_20_Contents"><text:bookmark text:name="k3wp"/><text:bookmark text:name="l9y0"/><text:bookmark text:name="st:t"/></text:p>
            </table:table-cell>
          </table:table-row>
          <table:table-row>
            <table:table-cell table:style-name="Table1.A2" office:value-type="string">
              <text:p text:style-name="Table_20_Contents">    ScaleDescript(i)(j)<text:bookmark text:name="k5fz"/><text:bookmark text:name="kap4"/></text:p>
            </table:table-cell>
            <table:table-cell table:style-name="Table1.B2" office:value-type="string">
              <text:p text:style-name="Table_20_Contents">string: Description how "unity" in i-th scale dimension is defined<text:bookmark text:name="wz1f"/><text:line-break/>e.g.: "pT of individual jet", "computed from the two highest pT jets", "fixed value - taken at 45% within the pT bin"<text:bookmark text:name="lel0"/><text:bookmark text:name="vwps"/><text:bookmark text:name="gczf"/></text:p>
            </table:table-cell>
          </table:table-row>
          <table:table-row>
            <table:table-cell table:style-name="Table1.A2" office:value-type="string">
              <text:p text:style-name="Table_20_Contents">  # endfor(j)<text:bookmark text:name="cph:"/><text:bookmark text:name="g9ee"/></text:p>
            </table:table-cell>
            <table:table-cell table:style-name="Table1.B2" office:value-type="string">
              <text:p text:style-name="Table_20_Contents"><text:bookmark text:name="zjf7"/><text:bookmark text:name="rk8y"/><text:bookmark text:name="cqdk"/></text:p>
            </table:table-cell>
          </table:table-row>
          <table:table-row>
            <table:table-cell table:style-name="Table1.A2" office:value-type="string">
              <text:p text:style-name="Table_20_Contents">## endfor(i)<text:bookmark text:name="xa0h"/><text:bookmark text:name="bz1p"/></text:p>
            </table:table-cell>
            <table:table-cell table:style-name="Table1.B2" office:value-type="string">
              <text:p text:style-name="Table_20_Contents"><text:bookmark text:name="v-2r"/><text:bookmark text:name="jqwo"/><text:bookmark text:name="r-83"/></text:p>
            </table:table-cell>
          </table:table-row>
          <table:table-row>
            <table:table-cell table:style-name="Table1.A2" office:value-type="string">
              <text:p text:style-name="Table_20_Contents"><text:bookmark text:name="if2k"/><text:bookmark text:name="ox.-"/></text:p>
            </table:table-cell>
            <table:table-cell table:style-name="Table1.B2" office:value-type="string">
              <text:p text:style-name="Table_20_Contents"><text:bookmark text:name="amy3"/><text:bookmark text:name="iv6mo"/><text:bookmark text:name="x-k-"/></text:p>
            </table:table-cell>
          </table:table-row>
          <table:table-row>
            <table:table-cell table:style-name="Table1.A2" office:value-type="string">
              <text:p text:style-name="Table_20_Contents"># for i=1,NscaleDim<text:bookmark text:name="f1xz"/><text:bookmark text:name="uh:o"/></text:p>
            </table:table-cell>
            <table:table-cell table:style-name="Table1.B2" office:value-type="string">
              <text:p text:style-name="Table_20_Contents"><text:bookmark text:name="kd5f"/><text:bookmark text:name="joqw"/><text:bookmark text:name="b53s"/></text:p>
            </table:table-cell>
          </table:table-row>
          <table:table-row>
            <table:table-cell table:style-name="Table1.A2" office:value-type="string">
              <text:p text:style-name="Table_20_Contents">  Nscalevar(i)<text:bookmark text:name="k4hd"/><text:bookmark text:name="ww44"/></text:p>
            </table:table-cell>
            <table:table-cell table:style-name="Table1.B2" office:value-type="string">
              <text:p text:style-name="Table_20_Contents">int: No. of scale variations in i-th dimension<text:bookmark text:name="hyhv"/><text:bookmark text:name="pdsg"/><text:bookmark text:name="o6yf"/></text:p>
            </table:table-cell>
          </table:table-row>
          <table:table-row>
            <table:table-cell table:style-name="Table1.A2" office:value-type="string">
              <text:p text:style-name="Table_20_Contents">  Nscalenode(i)<text:bookmark text:name="q7tk"/><text:bookmark text:name="b._j"/></text:p>
            </table:table-cell>
            <table:table-cell table:style-name="Table1.B2" office:value-type="string">
              <text:p text:style-name="Table_20_Contents">int: No. of scale nodes in i-th dimension used for interpolation<text:bookmark text:name="v8fi"/><text:line-break/>(must be the same for all variations)<text:bookmark text:name="cwf1"/><text:bookmark text:name="in:e"/><text:bookmark text:name="apf-"/></text:p>
            </table:table-cell>
          </table:table-row>
          <table:table-row>
            <table:table-cell table:style-name="Table1.A2" office:value-type="string">
              <text:p text:style-name="Table_20_Contents"># endfor<text:bookmark text:name="wjr7"/><text:bookmark text:name="qqxx"/></text:p>
            </table:table-cell>
            <table:table-cell table:style-name="Table1.B2" office:value-type="string">
              <text:p text:style-name="Table_20_Contents"><text:bookmark text:name="yd40"/><text:bookmark text:name="mv:2"/><text:bookmark text:name="k_ab"/></text:p>
            </table:table-cell>
          </table:table-row>
          <table:table-row>
            <table:table-cell table:style-name="Table1.A2" office:value-type="string">
              <text:p text:style-name="Table_20_Contents"><text:bookmark text:name="w42s"/><text:bookmark text:name="fsuq"/></text:p>
            </table:table-cell>
            <table:table-cell table:style-name="Table1.B2" office:value-type="string">
              <text:p text:style-name="Table_20_Contents"><text:bookmark text:name="siq8"/><text:bookmark text:name="psmd"/><text:bookmark text:name="oly3"/></text:p>
            </table:table-cell>
          </table:table-row>
          <table:table-row>
            <table:table-cell table:style-name="Table1.A2" office:value-type="string">
              <text:p text:style-name="Table_20_Contents">## for i=1,Nscaledim<text:bookmark text:name="f66p"/><text:bookmark text:name="c0hf"/></text:p>
            </table:table-cell>
            <table:table-cell table:style-name="Table1.B2" office:value-type="string">
              <text:p text:style-name="Table_20_Contents"><text:bookmark text:name="uw1q"/><text:bookmark text:name="ah4v"/><text:bookmark text:name="zbas"/></text:p>
            </table:table-cell>
          </table:table-row>
          <table:table-row>
            <table:table-cell table:style-name="Table1.A2" office:value-type="string">
              <text:p text:style-name="Table_20_Contents"># for j=1,Nscalevar(i)<text:bookmark text:name="qnqk"/><text:bookmark text:name="w4m2"/></text:p>
            </table:table-cell>
            <table:table-cell table:style-name="Table1.B2" office:value-type="string">
              <text:p text:style-name="Table_20_Contents"><text:bookmark text:name="pybx"/><text:bookmark text:name="d2gn"/><text:bookmark text:name="tf5q"/></text:p>
            </table:table-cell>
          </table:table-row>
          <table:table-row>
            <table:table-cell table:style-name="Table1.A2" office:value-type="string">
              <text:p text:style-name="Table_20_Contents">  ScaleFac(i)(j)<text:bookmark text:name="iezp"/><text:bookmark text:name="rm1c"/></text:p>
            </table:table-cell>
            <table:table-cell table:style-name="Table1.B2" office:value-type="string">
              <text:p text:style-name="Table_20_Contents">dbl: j-th scale variation factor in i-th dimension<text:bookmark text:name="qg.o"/><text:bookmark text:name="jqju"/><text:bookmark text:name="obb3"/></text:p>
            </table:table-cell>
          </table:table-row>
          <table:table-row>
            <table:table-cell table:style-name="Table1.A2" office:value-type="string">
              <text:p text:style-name="Table_20_Contents"># endfor(i)<text:bookmark text:name="its0"/><text:bookmark text:name="mg8s"/></text:p>
            </table:table-cell>
            <table:table-cell table:style-name="Table1.B2" office:value-type="string">
              <text:p text:style-name="Table_20_Contents"><text:bookmark text:name="lg5s"/><text:bookmark text:name="lkd7"/><text:bookmark text:name="f8sy"/></text:p>
            </table:table-cell>
          </table:table-row>
          <table:table-row>
            <table:table-cell table:style-name="Table1.A2" office:value-type="string">
              <text:p text:style-name="Table_20_Contents">## endfor(j)<text:bookmark text:name="m3:d"/><text:bookmark text:name="nm_-"/></text:p>
            </table:table-cell>
            <table:table-cell table:style-name="Table1.B2" office:value-type="string">
              <text:p text:style-name="Table_20_Contents"><text:bookmark text:name="n:.r"/><text:bookmark text:name="sfp4"/><text:bookmark text:name="z2hb"/></text:p>
            </table:table-cell>
          </table:table-row>
          <table:table-row>
            <table:table-cell table:style-name="Table1.A2" office:value-type="string">
              <text:p text:style-name="Table_20_Contents"><text:bookmark text:name="olje"/><text:bookmark text:name="jp2c"/></text:p>
            </table:table-cell>
            <table:table-cell table:style-name="Table1.B2" office:value-type="string">
              <text:p text:style-name="Table_20_Contents"><text:bookmark text:name="yx.y"/><text:bookmark text:name="l215"/><text:bookmark text:name="wx60"/></text:p>
            </table:table-cell>
          </table:table-row>
          <table:table-row>
            <table:table-cell table:style-name="Table1.A2" office:value-type="string">
              <text:p text:style-name="Table_20_Contents">#### for i=1,NObsBin<text:bookmark text:name="y79h"/><text:bookmark text:name="g6gn"/></text:p>
            </table:table-cell>
            <table:table-cell table:style-name="Table1.B2" office:value-type="string">
              <text:p text:style-name="Table_20_Contents"><text:bookmark text:name="p9hy"/><text:bookmark text:name="v16t"/><text:bookmark text:name="vpn4"/></text:p>
            </table:table-cell>
          </table:table-row>
          <table:table-row>
            <table:table-cell table:style-name="Table1.A2" office:value-type="string">
              <text:p text:style-name="Table_20_Contents">### for j=1,Nscaledim<text:bookmark text:name="qnd0"/><text:bookmark text:name="iqdh"/></text:p>
            </table:table-cell>
            <table:table-cell table:style-name="Table1.B2" office:value-type="string">
              <text:p text:style-name="Table_20_Contents"><text:bookmark text:name="mw:g"/><text:bookmark text:name="o6c7"/><text:bookmark text:name="q-dk"/></text:p>
            </table:table-cell>
          </table:table-row>
          <table:table-row>
            <table:table-cell table:style-name="Table1.A2" office:value-type="string">
              <text:p text:style-name="Table_20_Contents">## for k=1,Nscalevar(j)<text:bookmark text:name="xubf"/><text:bookmark text:name="o3km"/></text:p>
            </table:table-cell>
            <table:table-cell table:style-name="Table1.B2" office:value-type="string">
              <text:p text:style-name="Table_20_Contents"><text:bookmark text:name="vqs4"/><text:bookmark text:name="rgcw"/><text:bookmark text:name="kjft"/></text:p>
            </table:table-cell>
          </table:table-row>
          <table:table-row>
            <table:table-cell table:style-name="Table1.A2" office:value-type="string">
              <text:p text:style-name="Table_20_Contents"># for l=1,Nscalenode(j)<text:bookmark text:name="lgh4"/><text:bookmark text:name="s0vc"/></text:p>
            </table:table-cell>
            <table:table-cell table:style-name="Table1.B2" office:value-type="string">
              <text:p text:style-name="Table_20_Contents"><text:bookmark text:name="n3gf"/><text:bookmark text:name="t5wn"/><text:bookmark text:name="u6d5"/></text:p>
            </table:table-cell>
          </table:table-row>
          <table:table-row>
            <table:table-cell table:style-name="Table1.A2" office:value-type="string">
              <text:p text:style-name="Table_20_Contents">   ScaleNode(i)(j)(k)(l)<text:bookmark text:name="p0cd"/><text:bookmark text:name="z4-t"/></text:p>
            </table:table-cell>
            <table:table-cell table:style-name="Table1.B2" office:value-type="string">
              <text:p text:style-name="Table_20_Contents">dbl: l-th node in k-th scale variation in j-th dimension for i-th observable bin (in v1.4 this was: murscale*murval)<text:bookmark text:name="ko83"/><text:bookmark text:name="kkfj"/><text:bookmark text:name="mf4j"/></text:p>
            </table:table-cell>
          </table:table-row>
          <table:table-row>
            <table:table-cell table:style-name="Table1.A2" office:value-type="string">
              <text:p text:style-name="Table_20_Contents"># endfor(l)<text:bookmark text:name="ck_g"/><text:bookmark text:name="mvb8"/></text:p>
            </table:table-cell>
            <table:table-cell table:style-name="Table1.B2" office:value-type="string">
              <text:p text:style-name="Table_20_Contents"><text:bookmark text:name="pg95"/><text:bookmark text:name="l56d"/><text:bookmark text:name="uluz"/></text:p>
            </table:table-cell>
          </table:table-row>
          <table:table-row>
            <table:table-cell table:style-name="Table1.A2" office:value-type="string">
              <text:p text:style-name="Table_20_Contents">## endfor(k)<text:bookmark text:name="ke7s"/><text:bookmark text:name="idma"/></text:p>
            </table:table-cell>
            <table:table-cell table:style-name="Table1.B2" office:value-type="string">
              <text:p text:style-name="Table_20_Contents"><text:bookmark text:name="jx.q"/><text:bookmark text:name="kmh5"/><text:bookmark text:name="ofz_"/></text:p>
            </table:table-cell>
          </table:table-row>
          <table:table-row>
            <table:table-cell table:style-name="Table1.A2" office:value-type="string">
              <text:p text:style-name="Table_20_Contents">### endfor(j)<text:bookmark text:name="cgdz"/><text:bookmark text:name="jn8j"/></text:p>
            </table:table-cell>
            <table:table-cell table:style-name="Table1.B2" office:value-type="string">
              <text:p text:style-name="Table_20_Contents"><text:bookmark text:name="mflx"/><text:bookmark text:name="ygwk"/><text:bookmark text:name="dwkz"/></text:p>
            </table:table-cell>
          </table:table-row>
          <table:table-row>
            <table:table-cell table:style-name="Table1.A2" office:value-type="string">
              <text:p text:style-name="Table_20_Contents">#### endfor(i)<text:bookmark text:name="t3r3"/><text:bookmark text:name="fpaf"/></text:p>
            </table:table-cell>
            <table:table-cell table:style-name="Table1.B2" office:value-type="string">
              <text:p text:style-name="Table_20_Contents"><text:bookmark text:name="i5rk"/><text:bookmark text:name="ihez"/><text:bookmark text:name="aq6q"/></text:p>
            </table:table-cell>
          </table:table-row>
          <table:table-row>
            <table:table-cell table:style-name="Table1.A2" office:value-type="string">
              <text:p text:style-name="Table_20_Contents"><text:bookmark text:name="we_i"/><text:bookmark text:name="td7b"/></text:p>
            </table:table-cell>
            <table:table-cell table:style-name="Table1.B2" office:value-type="string">
              <text:p text:style-name="Table_20_Contents"><text:bookmark text:name="y0mc"/><text:bookmark text:name="u-0t"/><text:bookmark text:name="pcqu"/></text:p>
            </table:table-cell>
          </table:table-row>
          <table:table-row>
            <table:table-cell table:style-name="Table1.A2" office:value-type="string">
              <text:p text:style-name="Table_20_Contents">###### for i=1,NObsBin <text:bookmark text:name="n-8y"/></text:p>
            </table:table-cell>
            <table:table-cell table:style-name="Table1.B2" office:value-type="string">
              <text:p text:style-name="Table_20_Contents"><text:bookmark text:name="j3_u"/><text:bookmark text:name="ava7"/><text:bookmark text:name="a5t2"/></text:p>
            </table:table-cell>
          </table:table-row>
          <table:table-row>
            <table:table-cell table:style-name="Table1.A2" office:value-type="string">
              <text:p text:style-name="Table_20_Contents">##### for j=1,Nscaledim (remove!!!) <text:bookmark text:name="i3te"/></text:p>
            </table:table-cell>
            <table:table-cell table:style-name="Table1.B2" office:value-type="string">
              <text:p text:style-name="Table_20_Contents"><text:bookmark text:name="yrcc"/><text:bookmark text:name="l:bo"/><text:bookmark text:name="s9ph"/></text:p>
            </table:table-cell>
          </table:table-row>
          <table:table-row>
            <table:table-cell table:style-name="Table1.A2" office:value-type="string">
              <text:p text:style-name="Table_20_Contents">#### for k=1,Nscalevar(j) (repeat for each dim) <text:bookmark text:name="pe03"/></text:p>
            </table:table-cell>
            <table:table-cell table:style-name="Table1.B2" office:value-type="string">
              <text:p text:style-name="Table_20_Contents"><text:bookmark text:name="x2q0"/><text:bookmark text:name="mh5l"/><text:bookmark text:name="qrjh"/><text:bookmark text:name="a5qf"/><text:bookmark text:name="odgf"/></text:p>
            </table:table-cell>
          </table:table-row>
          <table:table-row>
            <table:table-cell table:style-name="Table1.A2" office:value-type="string">
              <text:p text:style-name="Table_20_Contents">### for l=1,Nscalenode(j) (repeat for each dim) <text:bookmark text:name="q_j1"/></text:p>
            </table:table-cell>
            <table:table-cell table:style-name="Table1.B2" office:value-type="string">
              <text:p text:style-name="Table_20_Contents"><text:bookmark text:name="u1w1"/><text:bookmark text:name="nn:b"/><text:bookmark text:name="i77e"/></text:p>
            </table:table-cell>
          </table:table-row>
          <table:table-row>
            <table:table-cell table:style-name="Table1.A2" office:value-type="string">
              <text:p text:style-name="Table_20_Contents"> &gt;&gt;&gt; the following assumes NFragFunc=0<text:bookmark text:name="p75h"/><text:bookmark text:name="e4qd"/></text:p>
            </table:table-cell>
            <table:table-cell table:style-name="Table1.B2" office:value-type="string">
              <text:p text:style-name="Table_20_Contents">to be worked out for FFs<text:bookmark text:name="t.33"/><text:bookmark text:name="luaf"/><text:bookmark text:name="hk-n"/></text:p>
            </table:table-cell>
          </table:table-row>
          <table:table-row table:style-name="Table1.131">
            <table:table-cell table:style-name="Table1.A2" office:value-type="string">
              <text:p text:style-name="Table_20_Contents">&gt;&gt; case NPDFdim=0:  nxmax = Nxtot(1,i) <text:bookmark text:name="o7vn"/></text:p>
            </table:table-cell>
            <table:table-cell table:style-name="Table1.B2" office:value-type="string">
              <text:p text:style-name="Table_20_Contents">linear<text:bookmark text:name="pom9"/><text:bookmark text:name="yg-c"/><text:bookmark text:name="ow0h"/></text:p>
            </table:table-cell>
          </table:table-row>
          <table:table-row table:style-name="Table1.131">
            <table:table-cell table:style-name="Table1.A2" office:value-type="string">
              <text:p text:style-name="Table_20_Contents">&gt;&gt; case NPDFdim=1:  nxmax = (Nxtot(1,i)^2+Nxtot(1,i)) /2 <text:bookmark text:name="nlms"/></text:p>
            </table:table-cell>
            <table:table-cell table:style-name="Table1.B2" office:value-type="string">
              <text:p text:style-name="Table_20_Contents">half matrix<text:bookmark text:name="ex5j"/><text:bookmark text:name="db2e"/><text:bookmark text:name="yt9x"/></text:p>
            </table:table-cell>
          </table:table-row>
          <table:table-row table:style-name="Table1.131">
            <table:table-cell table:style-name="Table1.A2" office:value-type="string">
              <text:p text:style-name="Table_20_Contents">&gt;&gt; case NPDFdim=2:  nxmax = Nxtot(1,i)*Nxtot(2,i) <text:bookmark text:name="ije2"/></text:p>
            </table:table-cell>
            <table:table-cell table:style-name="Table1.B2" office:value-type="string">
              <text:p text:style-name="Table_20_Contents">full matrix<text:bookmark text:name="smm8"/><text:bookmark text:name="z8.b"/><text:bookmark text:name="lf6e"/></text:p>
            </table:table-cell>
          </table:table-row>
          <table:table-row>
            <table:table-cell table:style-name="Table1.A2" office:value-type="string">
              <text:p text:style-name="Table_20_Contents">## for m=1,nxmax<text:bookmark text:name="g1iy"/><text:bookmark text:name="ahzh"/></text:p>
            </table:table-cell>
            <table:table-cell table:style-name="Table1.B2" office:value-type="string">
              <text:p text:style-name="Table_20_Contents"><text:bookmark text:name="czsj"/><text:bookmark text:name="ieyx"/><text:bookmark text:name="yfqp"/></text:p>
            </table:table-cell>
          </table:table-row>
          <table:table-row>
            <table:table-cell table:style-name="Table1.A2" office:value-type="string">
              <text:p text:style-name="Table_20_Contents"># for n=1,Nsubproc<text:bookmark text:name="bhf1"/><text:bookmark text:name="ry8l"/></text:p>
            </table:table-cell>
            <table:table-cell table:style-name="Table1.B2" office:value-type="string">
              <text:p text:style-name="Table_20_Contents"><text:bookmark text:name="numj"/><text:bookmark text:name="teb9"/><text:bookmark text:name="dbue"/></text:p>
            </table:table-cell>
          </table:table-row>
          <table:table-row>
            <table:table-cell table:style-name="Table1.A2" office:value-type="string">
              <text:p text:style-name="Table_20_Contents">  SigmaTilde(i)(j)(k)(l)(m)(n)<text:bookmark text:name="rdnl"/><text:bookmark text:name="yyc9"/></text:p>
            </table:table-cell>
            <table:table-cell table:style-name="Table1.B2" office:value-type="string">
              <text:p text:style-name="Table_20_Contents">dbl: sigma tilde   (old: buggy def.)<text:bookmark text:name="s4yh"/><text:bookmark text:name="mnrk"/><text:bookmark text:name="wr28"/></text:p>
            </table:table-cell>
          </table:table-row>
          <table:table-row>
            <table:table-cell table:style-name="Table1.A2" office:value-type="string">
              <text:p text:style-name="Table_20_Contents">  SigmaTilde(i)(k1)(l1)...(k[n])(l[n])(m)(n)<text:bookmark text:name="dxy1"/><text:bookmark text:name="w8s."/></text:p>
            </table:table-cell>
            <table:table-cell table:style-name="Table1.B2" office:value-type="string">
              <text:p text:style-name="Table_20_Contents">dbl: sigma tilde    (n=NScaleDim)<text:bookmark text:name="puy3"/><text:bookmark text:name="thc-"/><text:bookmark text:name="bifp"/></text:p>
            </table:table-cell>
          </table:table-row>
          <table:table-row>
            <table:table-cell table:style-name="Table1.A2" office:value-type="string">
              <text:p text:style-name="Table_20_Contents"># endfor(n)<text:bookmark text:name="tvc-"/><text:bookmark text:name="p8x5"/></text:p>
            </table:table-cell>
            <table:table-cell table:style-name="Table1.B2" office:value-type="string">
              <text:p text:style-name="Table_20_Contents"><text:bookmark text:name="t46j"/><text:bookmark text:name="bakc"/><text:bookmark text:name="g4cp"/></text:p>
            </table:table-cell>
          </table:table-row>
          <table:table-row>
            <table:table-cell table:style-name="Table1.A2" office:value-type="string">
              <text:p text:style-name="Table_20_Contents">## endfor(m)<text:bookmark text:name="v:n2"/><text:bookmark text:name="un13"/></text:p>
            </table:table-cell>
            <table:table-cell table:style-name="Table1.B2" office:value-type="string">
              <text:p text:style-name="Table_20_Contents"><text:bookmark text:name="vl6q"/><text:bookmark text:name="kkns"/><text:bookmark text:name="g_p2"/></text:p>
            </table:table-cell>
          </table:table-row>
          <table:table-row>
            <table:table-cell table:style-name="Table1.A2" office:value-type="string">
              <text:p text:style-name="Table_20_Contents">### endfor(l) <text:bookmark text:name="je70"/></text:p>
            </table:table-cell>
            <table:table-cell table:style-name="Table1.B2" office:value-type="string">
              <text:p text:style-name="Table_20_Contents"><text:bookmark text:name="rzyb"/><text:bookmark text:name="a1bo"/><text:bookmark text:name="aab4"/></text:p>
            </table:table-cell>
          </table:table-row>
          <table:table-row>
            <table:table-cell table:style-name="Table1.A2" office:value-type="string">
              <text:p text:style-name="Table_20_Contents">#### endfor(k) <text:bookmark text:name="fcsd"/></text:p>
            </table:table-cell>
            <table:table-cell table:style-name="Table1.B2" office:value-type="string">
              <text:p text:style-name="Table_20_Contents"><text:bookmark text:name="py8l"/><text:bookmark text:name="cee9"/><text:bookmark text:name="y-qi"/></text:p>
            </table:table-cell>
          </table:table-row>
          <table:table-row>
            <table:table-cell table:style-name="Table1.A2" office:value-type="string">
              <text:p text:style-name="Table_20_Contents">##### endfor(j) <text:bookmark text:name="vknz"/></text:p>
            </table:table-cell>
            <table:table-cell table:style-name="Table1.B2" office:value-type="string">
              <text:p text:style-name="Table_20_Contents"><text:bookmark text:name="d3la"/><text:bookmark text:name="l0yo"/><text:bookmark text:name="mv0l"/></text:p>
            </table:table-cell>
          </table:table-row>
          <table:table-row>
            <table:table-cell table:style-name="Table1.A2" office:value-type="string">
              <text:p text:style-name="Table_20_Contents">###### endfor(i) <text:bookmark text:name="a.ef"/></text:p>
            </table:table-cell>
            <table:table-cell table:style-name="Table1.B2" office:value-type="string">
              <text:p text:style-name="Table_20_Contents"><text:bookmark text:name="vhbp"/><text:bookmark text:name="xujr"/><text:bookmark text:name="v20z"/></text:p>
            </table:table-cell>
          </table:table-row>
          <table:table-row>
            <table:table-cell table:style-name="Table1.A2" office:value-type="string">
              <text:p text:style-name="Table_20_Contents"><text:bookmark text:name="gqx9"/><text:bookmark text:name="ejwr"/></text:p>
            </table:table-cell>
            <table:table-cell table:style-name="Table1.B2" office:value-type="string">
              <text:p text:style-name="Table_20_Contents"><text:bookmark text:name="ezlt"/><text:bookmark text:name="t096"/><text:bookmark text:name="sh-q"/></text:p>
            </table:table-cell>
          </table:table-row>
          <table:table-row table:style-name="Table1.1">
            <table:table-cell table:style-name="Table1.A2" office:value-type="string">
              <text:p text:style-name="Table_20_Contents">1234567890<text:bookmark text:name="duq."/><text:bookmark text:name="p.2j"/></text:p>
            </table:table-cell>
            <table:table-cell table:style-name="Table1.B2" office:value-type="string">
              <text:p text:style-name="Table_20_Contents">Block B02 (second contribution) - optional<text:bookmark text:name="co_t"/><text:bookmark text:name="yi47"/><text:bookmark text:name="zppw"/></text:p>
            </table:table-cell>
          </table:table-row>
          <table:table-row>
            <table:table-cell table:style-name="Table1.A2" office:value-type="string">
              <text:p text:style-name="Table_20_Contents"><text:bookmark text:name="n.-0"/><text:bookmark text:name="w6b:"/></text:p>
            </table:table-cell>
            <table:table-cell table:style-name="Table1.B2" office:value-type="string">
              <text:p text:style-name="Table_20_Contents">same structure as block B01<text:bookmark text:name="ixti"/><text:bookmark text:name="z1hx"/><text:bookmark text:name="s3sl"/></text:p>
            </table:table-cell>
          </table:table-row>
          <table:table-row table:style-name="Table1.1">
            <table:table-cell table:style-name="Table1.A2" office:value-type="string">
              <text:p text:style-name="Table_20_Contents">1234567890 <text:bookmark text:name="cnp6"/></text:p>
            </table:table-cell>
            <table:table-cell table:style-name="Table1.B2" office:value-type="string">
              <text:p text:style-name="Table_20_Contents">Block B03 (third contribution) - optional <text:bookmark text:name="lygd"/><text:bookmark text:name="sxmm"/></text:p>
            </table:table-cell>
          </table:table-row>
          <table:table-row>
            <table:table-cell table:style-name="Table1.A2" office:value-type="string">
              <text:p text:style-name="Table_20_Contents"><text:bookmark text:name="ljf4"/><text:bookmark text:name="cq5y"/></text:p>
            </table:table-cell>
            <table:table-cell table:style-name="Table1.B2" office:value-type="string">
              <text:p text:style-name="Table_20_Contents">same structure as block B01<text:bookmark text:name="y4hb"/><text:bookmark text:name="zort"/><text:bookmark text:name="aj63"/></text:p>
            </table:table-cell>
          </table:table-row>
          <table:table-row table:style-name="Table1.1">
            <table:table-cell table:style-name="Table1.A2" office:value-type="string">
              <text:p text:style-name="Table_20_Contents">1234567890 <text:bookmark text:name="quex"/></text:p>
            </table:table-cell>
            <table:table-cell table:style-name="Table1.B2" office:value-type="string">
              <text:p text:style-name="Table_20_Contents">Block Bnn (nn-th contribution) - optional <text:bookmark text:name="jy3c"/><text:bookmark text:name="tbdu"/></text:p>
            </table:table-cell>
          </table:table-row>
          <table:table-row>
            <table:table-cell table:style-name="Table1.A2" office:value-type="string">
              <text:p text:style-name="Table_20_Contents"><text:bookmark text:name="l8yb"/><text:bookmark text:name="k2or"/></text:p>
            </table:table-cell>
            <table:table-cell table:style-name="Table1.B2" office:value-type="string">
              <text:p text:style-name="Table_20_Contents">same structure as block B01<text:bookmark text:name="ovq1"/><text:bookmark text:name="jdf-"/><text:bookmark text:name="fukm"/></text:p>
            </table:table-cell>
          </table:table-row>
          <table:table-row table:style-name="Table1.1">
            <table:table-cell table:style-name="Table1.A2" office:value-type="string">
              <text:p text:style-name="Table_20_Contents">1234567890 <text:bookmark text:name="ctxu"/></text:p>
            </table:table-cell>
            <table:table-cell table:style-name="Table1.B2" office:value-type="string">
              <text:p text:style-name="Table_20_Contents">end of table<text:bookmark text:name="rsk2"/><text:bookmark text:name="ceaa"/><text:bookmark text:name="z97d"/></text:p>
            </table:table-cell>
          </table:table-row>
          <table:table-row table:style-name="Table1.1">
            <table:table-cell table:style-name="Table1.A2" office:value-type="string">
              <text:p text:style-name="Table_20_Contents">1234567890<text:bookmark text:name="v58n"/><text:bookmark text:name="b.1q"/></text:p>
            </table:table-cell>
            <table:table-cell table:style-name="Table1.B2" office:value-type="string">
              <text:p text:style-name="Table_20_Contents">redundant extra check<text:bookmark text:name="xx9a"/></text:p>
            </table:table-cell>
          </table:table-row>
        </table:table>
      </text:section>
      <text:p text:style-name="Text_20_body"><text:bookmark text:name="z8k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5-11T06:59:01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312" meta:word-count="2183" meta:character-count="12662"/>
  </office:meta>
</office:document-meta>
</file>